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ff3333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27801 bp</text:p>
      <text:p text:style-name="Preformatted_20_Text">Sequence 2: Masked <text:s text:c="4"/>27801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82</text:p>
      <text:p text:style-name="Preformatted_20_Text">Guide tree file created: <text:s text:c="2"/><text:a xlink:type="simple" xlink:href="https://www.genome.jp/tools-bin/pushfile?220404215422XtgG8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528219</text:p>
      <text:p text:style-name="Preformatted_20_Text">Alignment Score 148667</text:p>
      <text:p text:style-name="Preformatted_20_Text"/>
      <text:p text:style-name="Preformatted_20_Text">CLUSTAL-Alignment file created <text:s/><text:a xlink:type="simple" xlink:href="https://www.genome.jp/tools-bin/pushfile?220404215422XtgG8+clustalw.aln" text:style-name="Internet_20_link" text:visited-style-name="Visited_20_Internet_20_Link">[clustalw.aln]</text:a></text:p>
      <text:p text:style-name="P2"/>
      <text:p text:style-name="Horizontal_20_Line"><text:bookmark text:name="clustalw.aln"/></text:p>
      <text:p text:style-name="Preformatted_20_Text"><text:a xlink:type="simple" xlink:href="https://www.genome.jp/tools-bin/pushfile?220404215422XtgG8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GCTGGCTAAGAATTGTTTGTTTCACAGGTTCCTAACATAGCTGTTTGACAGCGTTCTCTT</text:p>
      <text:p text:style-name="Preformatted_20_Text">Masked <text:s text:c="9"/>GCTGGCTAAGAATTGTTTGTTTCACAGGTTCCTAACATAGCTGTTTGACAGCGTTC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CTTTCTGTAGCATCTTGTGTCTCAGGCCTGTTCAACATGAGTTGCTCCTCATTAAG</text:p>
      <text:p text:style-name="Preformatted_20_Text">Masked <text:s text:c="9"/>AAGTCTTTCTGTAGCATCTTGTGTCTCAGGCCTGTTCAACATGAGTTGCTCCTCAT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CAGCTGACTTAAGCGTTTCCTGCTACTAATGTGGACAGCCAACAAGAATAAATAAA</text:p>
      <text:p text:style-name="Preformatted_20_Text">Masked <text:s text:c="9"/>TTCTCAGCTGACTTAAGCGTTTCCTGCTACTAATGTGGACAGCCAACAAGAATAAA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ATATTTTCTGTCTTAGGTAGCTGTCAGCCATAATTTTTTGCTGAATAATTTAGAGT</text:p>
      <text:p text:style-name="Preformatted_20_Text">Masked <text:s text:c="9"/>TAGGATATTTTCTGTCTTAGGTAGCTGTCAGCCATAATTTTTTGCTGAATAATTTAG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TCTTGCTTCCTTAAATCATTTGTTACTGGCATTGATTAGTAGCTTGAAAAATGCTT</text:p>
      <text:p text:style-name="Preformatted_20_Text">Masked <text:s text:c="9"/>AAGTTCTTGCTTCCTTAAATCATTTGTTACTGGCATTGATTAGTAGCTTGAAAAATGCT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TTGGAAGGCAGTTCATTTCCATATTGAAGTATAGGCCTTCAAAGAATCTCTTTTGGCT</text:p>
      <text:p text:style-name="Preformatted_20_Text">Masked <text:s text:c="9"/>ATTTGGAAGGCAGTTCATTTCCATATTGAAGTATAGGCCTTCAAAGAATCTCTTTT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GGAAATGTGATTTAGTATTTGGAGATACTGTCTAATCTAAAACTTAAAAAAATCTA</text:p>
      <text:p text:style-name="Preformatted_20_Text">Masked <text:s text:c="9"/>GCAAGGAAATGTGATTTAGTATTTGGAGATACTGTCTAATCTAAAACTTAAAAAAA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TTAGTGCTTAAGTGAAGGGCTACTCTTTTAAATACACTATACATTTGAAATCAGCA</text:p>
      <text:p text:style-name="Preformatted_20_Text">Masked <text:s text:c="9"/>TTCTTTAGTGCTTAAGTGAAGGGCTACTCTTTTAAATACACTATACATTTGAAATC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ATCATTTAGGAGCTTTTCAGGCTAAAATTAATAGCCCTATGATGCTGGGGCTTGAC</text:p>
      <text:p text:style-name="Preformatted_20_Text">Masked <text:s text:c="9"/>AATAATCATTTAGGAGCTTTTCAGGCTAAAATTAATAGCCCTATGATGCTGGGGCT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GCTGATAAGATCAATAAATTATAAAAAACTTGGGTTGTAAGGGACCTGTTGTGGGT</text:p>
      <text:p text:style-name="Preformatted_20_Text">Masked <text:s text:c="9"/>AAAAGCTGATAAGATCAATAAATTATAAAAAACTTGGGTTGTAAGGGACCTGTTGTG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TTGCCATCCACTAGATCAGGCTGCCCAGGGCCTCATCCAGTCTGGCACTGAACACC</text:p>
      <text:p text:style-name="Preformatted_20_Text">Masked <text:s text:c="9"/>AGGGTTGCCATCCACTAGATCAGGCTGCCCAGGGCCTCATCCAGTCTGGCACTGNNNNNN</text:p>
      <text:p text:style-name="Preformatted_20_Text"><text:s text:c="16"/>****************************************************** <text:s text:c="5"/></text:p>
      <text:p text:style-name="Preformatted_20_Text"/>
      <text:p text:style-name="Preformatted_20_Text">Unmasked <text:s text:c="7"/>TCCAGGGATGGGGCATCCATTGCTCTCTGGACAGCCTGTATCAGTGCCTCATCACCC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CTAAAGAATTTCCACCTAACATACATCTCACTTATTTTAGATTTAAAGCCATTCT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TACTATCACTGTCAGACCATGTAAAAAGTTGTTTTTTTCCTTTCTGTTTATAAGC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TTAAATACTGGAAGGCTGCAAAGAGGTCTCCCTGGAGCCTTCTCTTCTCCAGTC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AGACCAGCTCCCTCTGTATTTATTCATAGGAGAAATGCTCCGACCCTCTGAGGA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AGGCCTCCTCTGAACCTGCTCTGAAAACTCCACATGTTGTTGATCACTGATCATTGT</text:p>
      <text:p text:style-name="Preformatted_20_Text">Masked <text:s text:c="9"/>NNNNNNNNNNNNNNNNNNNNNNNNNNNNNNNNNNNNNNGTTGTTGATCACTGATCATTGT</text:p>
      <text:p text:style-name="Preformatted_20_Text"><text:s text:c="54"/>**********************</text:p>
      <text:p text:style-name="Preformatted_20_Text"/>
      <text:p text:style-name="Preformatted_20_Text">Unmasked <text:s text:c="7"/>TAGAAGGACCTCTTAGAGACTGGTTGGAGATGCTTGCTGGTTGGTTAACTGAGCTTAAAT</text:p>
      <text:p text:style-name="Preformatted_20_Text">Masked <text:s text:c="9"/>TAGAAGGACCTCTTAGAGACTGGTTGGAGATGCTTGCTGGTTGGTTAACTGAGCT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CATTTATTCTGACTTACCTTCTGTCTTAAAGAACAATCATTTCTGTTGGTATATATA</text:p>
      <text:p text:style-name="Preformatted_20_Text">Masked <text:s text:c="9"/>AGCCATTTATTCTGACTTACCTTCTGTCTTAAAGAACAATCATTTCTGTTGGTATA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TAGTTGAAGCTAATGAAGAAACTACAACATTACAAGCATCCGTGTCTCATGTTCTT</text:p>
      <text:p text:style-name="Preformatted_20_Text">Masked <text:s text:c="9"/>GCATTAGTTGAAGCTAATGAAGAAACTACAACATTACAAGCATCCGTGTCTCATGTTCT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CTCAACAAATGAGTTTTATGTCAAGGATCATTTTACTGCAGACTCTAGCTTAGGGTCAA</text:p>
      <text:p text:style-name="Preformatted_20_Text">Masked <text:s text:c="9"/>GCTCAACAAATGAGTTTTATGTCAAGGATCATTTTACTGCAGACTCTAGCTTAGGG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CTTCTGGGGAAAGAGTTGTTTAAGGGCAATAGGTAGGGTAGTGAGACTGTGTGATA</text:p>
      <text:p text:style-name="Preformatted_20_Text">Masked <text:s text:c="9"/>CAGGCTTCTGGGGAAAGAGTTGTTTAAGGGCAATAGGTAGGGTAGTGAGACTGTGT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TAGGCACTGCAGCCGCTGCTGGAAGTGTTTACTACTAGTATATGTGTTTACAATAG</text:p>
      <text:p text:style-name="Preformatted_20_Text">Masked <text:s text:c="9"/>TAGATAGGCACTGCAGCCGCTGCTGGAAGTGTTTACTACTAGTATATGTGTTTACA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TGACAGTGGAAGGTCTGAGGCATCAGAGCCAGGCAGGGTAAGCTGAGAGTAAAAAG</text:p>
      <text:p text:style-name="Preformatted_20_Text">Masked <text:s text:c="9"/>TTAGTGACAGTGGAAGGTCTGAGGCATCAGAGCCAGGCAGGGTAAGCTGAGAGTA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GTCCAAAAACCCTGCGATTACTGAGCCGTTGAAAATTGAATGGTTAGAAACATACA</text:p>
      <text:p text:style-name="Preformatted_20_Text">Masked <text:s text:c="9"/>GATTGTCCAAAAACCCTGCGATTACTGAGCCGTTGAAAATTGAATGGTTAGAAACA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TCGATTCAGTATCTCAGTAACAGCTTACTTCATATGTAACCTGAACATATAATAAATA</text:p>
      <text:p text:style-name="Preformatted_20_Text">Masked <text:s text:c="9"/>CGTCGATTCAGTATCTCAGTAACAGCTTACTTCATATGTAACCTGAACATATAAT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CTTGAAAGTTGAAGAGACTGGTATATCTTCCTTGTCCAAAATGCAGCTTTCTCAGGT</text:p>
      <text:p text:style-name="Preformatted_20_Text">Masked <text:s text:c="9"/>GTACTTGAAAGTTGAAGAGACTGGTATATCTTCCTTGTCCAAAATGCAGCTTTCTCA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GGAATCAGGTTACATTTGTTTTATCTCCTGCTGCGTTTATATGAGGAAAGGGCATC</text:p>
      <text:p text:style-name="Preformatted_20_Text">Masked <text:s text:c="9"/>TTTTGGAATCAGGTTACATTTGTTTTATCTCCTGCTGCGTTTATATGAGGAAAGGGC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GAGTAGAGGGCAATGCACTGCATGCAACAGAAGCCCCGTCACACTGTGGAAAATGC</text:p>
      <text:p text:style-name="Preformatted_20_Text">Masked <text:s text:c="9"/>ATTAGAGTAGAGGGCAATGCACTGCATGCAACAGAAGCCCCGTCACACTGTGGAAAA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CTGCTAATCAGGTGGTTGCAGGAGGTCCCACTGTAGTACAGAGGCAGCAGCATTAA</text:p>
      <text:p text:style-name="Preformatted_20_Text">Masked <text:s text:c="9"/>ACATCTGCTAATCAGGTGGTTGCAGGAGGTCCCACTGTAGTACAGAGGCAGCAGCA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GAAGGGTGCAGGGGGAGAGCTGCCTTGGAGTGGATGGATACTCAGCATGAAAGGCC</text:p>
      <text:p text:style-name="Preformatted_20_Text">Masked <text:s text:c="9"/>CCTGGAAGGGTGCAGGGGGAGAGCTGCCTTGGAGTGGATGGATACTCAGCATGAAAG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CTGAAATTACAAATAGTAATCCAGGCAAGTTAGACTTCAGTATCTCATCACTCTTC</text:p>
      <text:p text:style-name="Preformatted_20_Text">Masked <text:s text:c="9"/>AAATCTGAAATTACAAATAGTAATCCAGGCAAGTTAGACTTCAGTATCTCATCACT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ATGCAGCATTGCTACCTGTGAAGATACGGTCACCCAAAATTATTGGCCTTGGTTTT</text:p>
      <text:p text:style-name="Preformatted_20_Text">Masked <text:s text:c="9"/>TGCTATGCAGCATTGCTACCTGTGAAGATACGGTCACCCAAAATTATTGGCCTTG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TGGACAAGTCATCCTACAGTGCTTTGGTATGTACAATCTAAGTGTCAAGAGACAC</text:p>
      <text:p text:style-name="Preformatted_20_Text">Masked <text:s text:c="9"/>TAAAATGGACAAGTCATCCTACAGTGCTTTGGTATGTACAATCTAAGTGTCAAGAGA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CTATAACGTGATAGCTTTTCACTTACTGAGAGCCAGGATTTCATAGCGTTTGAA</text:p>
      <text:p text:style-name="Preformatted_20_Text">Masked <text:s text:c="9"/>ATTTTTCTATAACGTGATAGCTTTTCACTTACTGAGAGCCAGGATTTCATAGCGTTTGA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TTGGGCACTAAAATGAAGAGTCACACTGGAAATTATAGGTCTCCATCTGAAACCAAACT</text:p>
      <text:p text:style-name="Preformatted_20_Text">Masked <text:s text:c="9"/>GTTGGGCACTAAAATGAAGAGTCACACTGGAAATTATAGGTCTCCATCTGAAACCA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AAGCATTACACTCAGCAAGGTATAAATACTCAAAGAGCTAAGCACTTGCTTGCTTT</text:p>
      <text:p text:style-name="Preformatted_20_Text">Masked <text:s text:c="9"/>AGCAAAGCATTACACTCAGCAAGGTATAAATACTCAAAGAGCTAAGCACTTGCTTG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AACTATAAGTTAGCCTACTAGCAAATAACATGTTTATTCATGAGCTTTCTTTTAAC</text:p>
      <text:p text:style-name="Preformatted_20_Text">Masked <text:s text:c="9"/>TTCCAACTATAAGTTAGCCTACTAGCAAATAACATGTTTATTCATGAGCTTTCTTTT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GAAAGCATTTAGACATTTGTTTAGGCTTAAAGACAACTCCACAAGCTTAATACGCT</text:p>
      <text:p text:style-name="Preformatted_20_Text">Masked <text:s text:c="9"/>TCAGGAAAGCATTTAGACATTTGTTTAGGCTTAAAGACAACTCCACAAGCTTAATAC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ATTAGAAAGTCATATTGAAGCATTATGCCAATTTGAGATGTGCTGGTATGCCTTT</text:p>
      <text:p text:style-name="Preformatted_20_Text">Masked <text:s text:c="9"/>CAGAAATTAGAAAGTCATATTGAAGCATTATGCCAATTTGAGATGTGCTGGTATG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CAAGTATGAAGGTCATGGCCACGATCTGAAAAGGGTAACTCTGTGTGTAATTGTTT</text:p>
      <text:p text:style-name="Preformatted_20_Text">Masked <text:s text:c="9"/>GCTTCAAGTATGAAGGTCATGGCCACGATCTGAAAAGGGTAACTCTGTGTGTAAT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CTCTTCAATAACATGACCCACCAGAAGAGCAGGAGCATGCACAAATGAATATCTGA</text:p>
      <text:p text:style-name="Preformatted_20_Text">Masked <text:s text:c="9"/>GATTCTCTTCAATAACATGACCCACCAGAAGAGCAGGAGCATGCACAAATGAATAT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TTTTTCTCATGTAATTTTAAGCCAGCAAAGAAAAGTTAGGCAGTTGTTAATCAAAGT</text:p>
      <text:p text:style-name="Preformatted_20_Text">Masked <text:s text:c="9"/>GGTTTTTTCTCATGTAATTTTAAGCCAGCAAAGAAAAGTTAGGCAGTTGTTAATC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AGTACTTCTATGAAAGAGGCAGAAAACAGCTAGAAAATGCTTCCAAAATATTGATC</text:p>
      <text:p text:style-name="Preformatted_20_Text">Masked <text:s text:c="9"/>AACAAGTACTTCTATGAAAGAGGCAGAAAACAGCTAGAAAATGCTTCCAAAATATT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TTTAAATACAAACTCAAACGTGATTTTAGTATGCTGCTCAGGGCTATATTGGCAT</text:p>
      <text:p text:style-name="Preformatted_20_Text">Masked <text:s text:c="9"/>TACAATTTAAATACAAACTCAAACGTGATTTTAGTATGCTGCTCAGGGCTATATTG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GTTTTTTTGACAG<text:span text:style-name="T1">CTTTTCAGAAAAAGCTTTTCTCAGGGGGATGAGAGTACTGAAG</text:span></text:p>
      <text:p text:style-name="Preformatted_20_Text">Masked <text:s text:c="9"/>GTGGGTTTTTTTGACAG<text:span text:style-name="T1">CTTTTCAGAAAAAGCTTTTCTCAGGGGGATGAGAGTACTGAA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CTGTACCTCCAATAGAGAGAAAGATGAGCAGCTGGAGCACATCGGTGCATTGTGACCCC</text:span></text:p>
      <text:p text:style-name="Preformatted_20_Text">Masked <text:s text:c="9"/><text:span text:style-name="T1">GCTGTACCTCCAATAGAGAGAAAGATGAGCAGCTGGAGCACATCGGTGCATTGTGACCC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TAAGGGTAAGCTGT</text:span>AGCTGAATGTCATCATACCAAAACAACAATCAAAAAAGCATTAT</text:p>
      <text:p text:style-name="Preformatted_20_Text">Masked <text:s text:c="9"/><text:span text:style-name="T1">TGTAAGGGTAAGCTGT</text:span>AGCTGAATGTCATCATACCAAAACAACAATCAAAAAAGC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TTATGGGAAAATATCAAATTGCAGCTCCTAAAATAGCAGGTTTGTGATTTGATGAA</text:p>
      <text:p text:style-name="Preformatted_20_Text">Masked <text:s text:c="9"/>CAGTTTATGGGAAAATATCAAATTGCAGCTCCTAAAATAGCAGGTTTGTGATTTG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CATAATCATTTCAGACCTGAAACCACAATAATAAGGGAAGACTGTGCCCCGATGTAC</text:p>
      <text:p text:style-name="Preformatted_20_Text"><text:soft-page-break/>Masked <text:s text:c="9"/>ACCCATAATCATTTCAGACCTGAAACCACAATAATAAGGGAAGACTGTGCCCCGATG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CTTGTCAAGTACTCACATTGGAAATTTCTGTGGGAAGAAATAGATTTTATGGCCAC</text:p>
      <text:p text:style-name="Preformatted_20_Text">Masked <text:s text:c="9"/>ACTGCTTGTCAAGTACTCACATTGGAAATTTCTGTGGGAAGAAATAGATTTTATGGC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ATATTCCTATTAAGAACACTACTTTTTCCCCTTTTAAACATTACAGAAGCAATCTT</text:p>
      <text:p text:style-name="Preformatted_20_Text">Masked <text:s text:c="9"/>GTGGATATTCCTATTAAGAACACTACTTTTTCCCCTTTTAAACATTACAGAAGCAA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ACTAGAATAGATTTGTCTTTCCTTAGAGATCTCTTTTCAGAGTACAAAAAAAAATG</text:p>
      <text:p text:style-name="Preformatted_20_Text">Masked <text:s text:c="9"/>TTCAACTAGAATAGATTTGTCTTTCCTTAGAGATCTCTTTTCAGAGTACAAAAAAAA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ACTTGAAACCAAATAAAATATTTATGATGTATTTCCTCCCAGGATTCAAAATAATT</text:p>
      <text:p text:style-name="Preformatted_20_Text">Masked <text:s text:c="9"/>AAAGACTTGAAACCAAATAAAATATTTATGATGTATTTCCTCCCAGGATTCANNNNNNNN</text:p>
      <text:p text:style-name="Preformatted_20_Text"><text:s text:c="16"/>**************************************************** <text:s text:c="7"/></text:p>
      <text:p text:style-name="Preformatted_20_Text"/>
      <text:p text:style-name="Preformatted_20_Text">Unmasked <text:s text:c="7"/>GAAATAATGAGATAAATAAATAGATAATGTAAGCATCTCTACATAGTTGCGAAGATTTTT</text:p>
      <text:p text:style-name="Preformatted_20_Text">Masked <text:s text:c="9"/>NNNNNNNNNNNNNNNNNNNNNNNNNNNTGTAAGCATCTCTACATAGTTGCGAAGATTTTT</text:p>
      <text:p text:style-name="Preformatted_20_Text"><text:s text:c="43"/>*********************************</text:p>
      <text:p text:style-name="Preformatted_20_Text"/>
      <text:p text:style-name="Preformatted_20_Text">Unmasked <text:s text:c="7"/>TTTTTTTTTTTAACAACATAAGCTGTCCCAGCAGACTTTCAACCAATAATTTCACTGAAG</text:p>
      <text:p text:style-name="Preformatted_20_Text">Masked <text:s text:c="9"/>TTTTTTTTTTTAACAACATAAGCTGTCCCAGCAGACTTTCAACCAATAATTTCAC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TTAATTTTAAAAAGTTATACGTTCAGCTGAAAATTCCTTAGTTCTGGAGGTTCTCT</text:p>
      <text:p text:style-name="Preformatted_20_Text">Masked <text:s text:c="9"/>ATGCTTAATTTTAAAAAGTTATACGTTCAGCTGAAAATTCCTTAGTTCTGGAGGTT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CTCTAAGCATATTAAAACTTTTATTAATATTTCAAA<text:span text:style-name="T1">TTTCATACCAGAAGTGTTG</text:span></text:p>
      <text:p text:style-name="Preformatted_20_Text">Masked <text:s text:c="9"/>TTTCTCTCTAAGCATATTAAAACTTTTATTAATATTTCAAA<text:span text:style-name="T1">TTTCATACCAGAAGTGTT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GGTTTCAGACAGTTTGGCAGAAAAACATGAC</text:span>TGGCAGACGAGAAGCTGGACATGAGCC</text:p>
      <text:p text:style-name="Preformatted_20_Text">Masked <text:s text:c="9"/><text:span text:style-name="T1">AAGGTTTCAGACAGTTTGGCAGAAAAACATGAC</text:span>NNNNNNNNNNNNNNNNNNNNNNNNNNN</text:p>
      <text:p text:style-name="Preformatted_20_Text"><text:s text:c="16"/>********************************* <text:s text:c="26"/></text:p>
      <text:p text:style-name="Preformatted_20_Text"/>
      <text:p text:style-name="Preformatted_20_Text">Unmasked <text:s text:c="7"/>AGCAGTGTGCGCCTGCAGCCCGAATGGACCAACTGTGTTCTGGGCTGCATTAACAGA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GGCAGCAGGGAGAGGGAGGTGGTTGTTCCCCTCAGCTCCTGTGAGGCCCCATCTG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CTGTGTCCAGGCCAGGGACCCCCAGCACAGGAAAGACACAGAGCTTTTGGAACGA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GAGGAGGGCCACTAAGATGATCAGAGAGCTGGAGCACCTCTCATAGAGGAAAAG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GAATTGGGCTTGTTTAGCTTGGAGAAGAGAAGGCTCTGGGGAGACCTCATTGTGG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TTCCAGTACTTAAAGGGAGCCAATGAACAGGAGGGGAAATGACTGTTTACATGGATTG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TGATAGGATAAGGGAGAATGGTTTAAAACTGAAACAGGGGAGGTTTAGGTTAGATG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AGGAAGTTTTTCACACAGAGTGGTGACACACTGGAACAGGTTGCCCAAAGAGGCT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TGCTCCATCCATGGAGGCATTCAAGGCCAGGCTGGATGTGGCTCTGGGCAGCCT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GTGGTTGGCGACACTGCACACAGGAGTGGGGTTGAACTCAATGATCTTTGTGGT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CAACCCAGGCCATTCTATGAT<text:span text:style-name="T1">ATGCTACGCAGAGCTGTGAAATTGACCATGTCCGTC</text:span></text:p>
      <text:p text:style-name="Preformatted_20_Text">Masked <text:s text:c="9"/>NNNNNNNNNNNNNNNNNNNNNNNN<text:span text:style-name="T1">ATGCTACGCAGAGCTGTGAAATTGACCATGTCCGTC</text:span></text:p>
      <text:p text:style-name="Preformatted_20_Text"><text:s text:c="40"/>************************************</text:p>
      <text:p text:style-name="Preformatted_20_Text"/>
      <text:p text:style-name="Preformatted_20_Text">Unmasked <text:s text:c="7"/><text:span text:style-name="T1">TCACAAAACCAGAACCAGACTGGCACTGACTTTCAATGTAAATCTG</text:span>TTAGGTTTGTTTTT</text:p>
      <text:p text:style-name="Preformatted_20_Text">Masked <text:s text:c="9"/><text:span text:style-name="T1">TCACAAAACCAGAACCAGACTGGCACTGACTTTCAATGTAAATCTG</text:span>TTAGGTTTG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CATAGTGAGTTGTGTTATAATTCAGCAAAGCATGCTTTACTCAGTTCTATGAAGAA</text:p>
      <text:p text:style-name="Preformatted_20_Text">Masked <text:s text:c="9"/>GTTCCATAGTGAGTTGTGTTATAATTCAGCAAAGCATGCTTTACTCAGTTCTATG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ACCCAGTTTCTATTTAAGTCAAACTGAATATACAAAAACGGGCATATGTTTCAGTG</text:p>
      <text:p text:style-name="Preformatted_20_Text">Masked <text:s text:c="9"/>GTTCACCCAGTTTCTATTTAAGTCAAACTGAATATACAAAAACGGGCATATGTTTC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CTACTAGGGAATGCTTTCCCTAAACAGTGCTTTAATGCTAGAGATTAAAGAAAGT</text:p>
      <text:p text:style-name="Preformatted_20_Text">Masked <text:s text:c="9"/>ATTTTCTACTAGGGAATGCTTTCCCTAAACAGTGCTTTAATGCTAGAGATTAAAG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AGTATGTAGATGTGTGGGTTGCAAAGCCCAAACCAAAACATGCAAAATACTTAAGA</text:p>
      <text:p text:style-name="Preformatted_20_Text">Masked <text:s text:c="9"/>ATCCAGTATGTAGATGTGTGGGTTGCAAAGCCCAAACCAAAACATGCAAAATACTT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GTACATTCCTCTGATCTCTCATTATAACTTTGGTCAGATTTAAATTCTTTTCCTG</text:p>
      <text:p text:style-name="Preformatted_20_Text">Masked <text:s text:c="9"/>AAAGGGTACATTCCTCTGATCTCTCATTATAACTTTGGTCAGATTTAAATTCTTTT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TCACTCAGTGTTTTTTAAACTATCCATAATAGGAGTGTTTTTTTCTTCTAGCAT</text:p>
      <text:p text:style-name="Preformatted_20_Text">Masked <text:s text:c="9"/>ATTTTTTCACTCAGTGTTTTTTAAACTATCCATAATAGGAGTGTTTTTTTCTTCTA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TTCTACCTCGTATACAATAACTGTTTTATGAAAAATCACTGAGAAAAATATAGGAC</text:p>
      <text:p text:style-name="Preformatted_20_Text">Masked <text:s text:c="9"/>ACATTTCTACCTCGTATACAATAACTGTTTTATGAAAAATCACTGAGAAAAATATAG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GAAAACTAATGAAATGGATATGGAGGCTTAGTGTCTAAGGTGATACGGTACATGC</text:p>
      <text:p text:style-name="Preformatted_20_Text">Masked <text:s text:c="9"/>TGAAGGAAAACTAATGAAATGGATATGGAGGCTTAGTGTCTAAGGTGATACGGTACATGC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ATCTGGGAACAAGGAAGCTGCTAGATTCAAAGATCGGAATTTGTAAAGCAATACAGGCA</text:p>
      <text:p text:style-name="Preformatted_20_Text">Masked <text:s text:c="9"/>CATCTGGGAACAAGGAAGCTGCTAGATTCAAAGATCGGAATTTGTAAAGCAATACA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ATATGAATTAATGTAATTTTCAAGATATATCACAAAAATAAAGTCGCATGAGTTAA</text:p>
      <text:p text:style-name="Preformatted_20_Text">Masked <text:s text:c="9"/>TGGTATATGAATTAATGTAATTTTCAAGATATATCACAAAAATAAAGTCGCATGAG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AATACCACTAATCAAAACAGAAAAGGTAAGATGATAGATGAATTTATAGTCATTGT</text:p>
      <text:p text:style-name="Preformatted_20_Text">Masked <text:s text:c="9"/>TGGTAATACCACTAATCAAAACAGAAAAGGTAAGATGATAGATGAATTTATAGTCA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AGTCTTTTTTTTCAACTACTGAAAAGTCCAAATATAGAATGAAAAATTAGAAAGAA</text:p>
      <text:p text:style-name="Preformatted_20_Text">Masked <text:s text:c="9"/>TGATAGTCTTTTTTTTCAACTACTGAAAAGTCCAAATATAGAATGAAAAATTAGA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TTTAATTATTAGTTCACAGCCATTGCATGACACCTACAGGTGAGTTAATTTATATC</text:p>
      <text:p text:style-name="Preformatted_20_Text">Masked <text:s text:c="9"/>TGTGTTTAATTATTAGTTCACAGCCATTGCATGACACCTACAGGTGAGTTAATTTAT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TATGTTGTTTTATTATGATGGAGCTATATTTATCTCAAATCTTTAAAAAACAAGTC</text:p>
      <text:p text:style-name="Preformatted_20_Text">Masked <text:s text:c="9"/>AGCATATGTTGTTTTATTATGATGGAGCTATATTTATCTCAAATCTTTAAAAAACA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ACAAAATTCTGTTAGATAGATAACCTATGGTATCTAGCCTCAGTACAATTATTTTT</text:p>
      <text:p text:style-name="Preformatted_20_Text">Masked <text:s text:c="9"/>TACAACAAAATTCTGTTAGATAGATAACCTATGGTATCTAGCCTCAGTACAATTA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TTACTTTAGAACACCAACTATTACAGTTCATATCCTCCAAACAGCAAGAATTCAAA</text:p>
      <text:p text:style-name="Preformatted_20_Text">Masked <text:s text:c="9"/>TCTCTTACTTTAGAACACCAACTATTACAGTTCATATCCTCCAAACAGCAAGAAT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TCAGAAATAATTCTTTGTTGATATTGAGTTAATATTTTCCTGTATTCTCCTAAAAC</text:p>
      <text:p text:style-name="Preformatted_20_Text">Masked <text:s text:c="9"/>CAAATCAGAAATAATTCTTTGTTGATATTGAGTTAATATTTTCCTGTATTCTCCT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TTAAAACAATAATATATTAATGAAAAAGAGTATAGAAACAATTAGAAGAAATAATA</text:p>
      <text:p text:style-name="Preformatted_20_Text">Masked <text:s text:c="9"/>ACAATTAAAACAATAATATATTAATGAAAAAGAGTATAGAAACAATTAGAAGAAAT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TTTGTAATAGAGTGCAGTTCTCCCACGAGTTACTTTTCTTAGCTATCTCAGTAAAC</text:p>
      <text:p text:style-name="Preformatted_20_Text">Masked <text:s text:c="9"/>ACATTTTGTAATAGAGTGCAGTTCTCCCACGAGTTACTTTTCTTAGCTATCTCAGT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ATTAAATTTAGCAATATGGCTTTTTATTATTATTATTTGAAGAAAGGAAAGTGAA</text:p>
      <text:p text:style-name="Preformatted_20_Text">Masked <text:s text:c="9"/>TAAAAATTAAATTTAGCAATATGGCTTTTTATTATTATTATTTGAAGAAAGGAAAG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GCTCGTTAAGTAATGAAAGAATAAAAAGGGAAAGATCTCAGTGAAGAATAGCTGGG</text:p>
      <text:p text:style-name="Preformatted_20_Text">Masked <text:s text:c="9"/>AATTGCTCGTTAAGTAATGAAAGAATAAAAAGGGAAAGATCTCAGTGAAGAATAGCT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TCATTTAAAGTCTATCTGGAAAAAATGTATATTTTTATATTAG<text:span text:style-name="T1">GTTGATGCATGAA</text:span></text:p>
      <text:p text:style-name="Preformatted_20_Text">Masked <text:s text:c="9"/>AGTATCATTTAAAGTCTATCTGGAAAAAATGTATATTTTTATATTAG<text:span text:style-name="T1">GTTGATGCATGA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TGCCAATTTGTGTGTAAGAAAGATGATGACTATTGAGATTTTTCTAATGAACTGTAAAT</text:span></text:p>
      <text:p text:style-name="Preformatted_20_Text">Masked <text:s text:c="9"/><text:span text:style-name="T1">GTGCCAATTTGTGTGTAAGAAAGATGATGACTATTGAGATTTTTCTAATGAACTGTAAAT</text:span>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<text:span text:style-name="T1">TTGTACCACAGTTGCCATGTCATAATGATCACATTGACAGGCAGGAAGTTGGCAGGAAGG</text:span></text:p>
      <text:p text:style-name="Preformatted_20_Text">Masked <text:s text:c="9"/><text:span text:style-name="T1">TTGTACCACAGTTGCCATGTCATAATGATCACATTGACAGGCAGGAAGTTGGCAGGAAG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GAAGA</text:span>GTATGTAATGAACAGAAACATAGTTTTGGGCGCTGTGAAGACTCTAAAACTGTC</text:p>
      <text:p text:style-name="Preformatted_20_Text">Masked <text:s text:c="9"/><text:span text:style-name="T1">GGAAGA</text:span>GTATGTAATGAACAGAAACATAGTTTTGGGCGCTGTGAAGACTCTAAAAC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AAGGCAACAGAAAACAGAAAATACAGGCGTTCTCTGAAGTGGAATCATGTTCTCAT</text:p>
      <text:p text:style-name="Preformatted_20_Text">Masked <text:s text:c="9"/>TCCAAAGGCAACAGAAAACAGAAAATACAGGCGTTCTCTGAAGTGGAATCATGTTC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GTACTGAAATGCAACATAGCTTTTGGAAGAACATCTGACAACTGTTTTATGTTGTG</text:p>
      <text:p text:style-name="Preformatted_20_Text">Masked <text:s text:c="9"/>TTGTGTACTGAAATGCAACATAGCTTTTGGAAGAACATCTGACAACTGTTTTATGT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TAAAGATGATAAATATCCAGACCGTGAATTCTAAGTAAATCAAGCATTATGCTAAT</text:p>
      <text:p text:style-name="Preformatted_20_Text">Masked <text:s text:c="9"/>TACTTAAAGATGATAAATATCCAGACCGTGAATTCTAAGTAAATCAAGCATTATGC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CAGAATCATATATAGATATGATATGAATATTCTTACAGTTATTATTTAAATATTATT</text:p>
      <text:p text:style-name="Preformatted_20_Text">Masked <text:s text:c="9"/>ATGCAGAATCATATATAGATATGANNNNNNNNNNNNNNNNNNNNNNNNNNNNNNNNNNNN</text:p>
      <text:p text:style-name="Preformatted_20_Text"><text:s text:c="16"/>************************ <text:s text:c="35"/></text:p>
      <text:p text:style-name="Preformatted_20_Text"/>
      <text:p text:style-name="Preformatted_20_Text">Unmasked <text:s text:c="7"/>ATTGTTGCTGCTGTTATTATTATTATTATTTAAGTAACATTTCATAAGGAATCGGTCATT</text:p>
      <text:p text:style-name="Preformatted_20_Text">Masked <text:s text:c="9"/>NNNNNNNNNNNNNNNNNNNNNNNNNNNNNNTAAGTAACATTTCATAAGGAATCGGTCATT</text:p>
      <text:p text:style-name="Preformatted_20_Text"><text:s text:c="46"/>******************************</text:p>
      <text:p text:style-name="Preformatted_20_Text"/>
      <text:p text:style-name="Preformatted_20_Text">Unmasked <text:s text:c="7"/>CCCAATTACCTTACTTACAACTGCCTGCAGCTTTTGTTTTTCAGAATTGCATTCTTCACT</text:p>
      <text:p text:style-name="Preformatted_20_Text">Masked <text:s text:c="9"/>CCCAATTACCTTACTTACAACTGCCTGCAGCTTTTGTTTTTCAGAATTGCATTCTT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CAGAAAGTGAAAGAGAAGAAAACATAGTATACTACAGTGCCACCTTGTGTTGAGAT</text:p>
      <text:p text:style-name="Preformatted_20_Text">Masked <text:s text:c="9"/>TCCCCAGAAAGTGAAAGAGAAGAAAACATAGTATACTACAGTGCCACCTTGTGTTG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GGGTGCAGCCTGCACTTCATTGTGGAACAGCACGACTGCCCAGCAGTCATCCTTT</text:p>
      <text:p text:style-name="Preformatted_20_Text">Masked <text:s text:c="9"/>GAAAAGGGTGCAGCCTGCACTTCATTGTGGAACAGCACGACTGCCCAGCAGTCAT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CAAGGAGAAATAAACTTTACAGTCTTTTTTAGAAGCAGGGCTTTTTTTTTTTTTTA</text:p>
      <text:p text:style-name="Preformatted_20_Text">Masked <text:s text:c="9"/>GTAGCAAGGAGAAATAAACTTTACAGTCTTTTTTAGAAGCAGGGCNNNNNNNNNNNNNNN</text:p>
      <text:p text:style-name="Preformatted_20_Text"><text:s text:c="16"/>********************************************* <text:s text:c="14"/></text:p>
      <text:p text:style-name="Preformatted_20_Text"/>
      <text:p text:style-name="Preformatted_20_Text">Unmasked <text:s text:c="7"/>ATTATTTTTATTCTAATAAATTACTGAAGGTTTTCAGGAGACATGTATAGAAGTTTAGTA</text:p>
      <text:p text:style-name="Preformatted_20_Text">Masked <text:s text:c="9"/>NNNNNNNNNNNNCTAATAAATTACTGAAGGTTTTCAGGAGACATGTATAGAAGTTTAGTA</text:p>
      <text:p text:style-name="Preformatted_20_Text"><text:s text:c="28"/>************************************************</text:p>
      <text:p text:style-name="Preformatted_20_Text"/>
      <text:p text:style-name="Preformatted_20_Text">Unmasked <text:s text:c="7"/>GCGATGCTGGCAACTTGCATGACTTGAAACCCATTTTCCACTCAGCTAGGTACAGGGACA</text:p>
      <text:p text:style-name="Preformatted_20_Text">Masked <text:s text:c="9"/>GCGATGCTGGCAACTTGCATGACTTGAAACCCATTTTCCACTCAGCTAGGTACAGGG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TCAGCCATAAAAATTGTGGTCCTTGGAAGGACTGAAAACTTTACAGATAGAATATG</text:p>
      <text:p text:style-name="Preformatted_20_Text">Masked <text:s text:c="9"/>TGTATCAGCCATAAAAATTGTGGTCCTTGGAAGGACTGAAAACTTTACAGATAGAA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ACATGATAAAAAGGCAGAACAAAGAAACAAACAAACAAAATGCAATATGGAATCT</text:p>
      <text:p text:style-name="Preformatted_20_Text"><text:soft-page-break/>Masked <text:s text:c="9"/>ATAGAACATGATAAAAAGGCAGNNNNNNNNNNNNNNNNNNNNNNATGCAATATGGAATCT</text:p>
      <text:p text:style-name="Preformatted_20_Text"><text:s text:c="16"/>********************** <text:s text:c="21"/>****************</text:p>
      <text:p text:style-name="Preformatted_20_Text"/>
      <text:p text:style-name="Preformatted_20_Text">Unmasked <text:s text:c="7"/>CCAAAGAAGCAATTGTTTCTGTAAGTATCTGCTGAACATTGATATATAGGTATAGAGAAC</text:p>
      <text:p text:style-name="Preformatted_20_Text">Masked <text:s text:c="9"/>CCAAAGAAGCAATTGTTTCTGTAAGTATCTGCTGAACATTGATATATAGGTATAGA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TCCCATGTAATCACTTTTGGGGGTTTGAGATGTTCAGATTTCCTCTCCCGCAGAGA</text:p>
      <text:p text:style-name="Preformatted_20_Text">Masked <text:s text:c="9"/>TACATCCCATGTAATCACTTTTGGGGGTTTGAGATGTTCAGATTTCCTCTCCCGC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ACTATTCTCCAAGTCACTCCCTGAGAGAAGAGACAAAGCTGGGAGTAGCTGTATA</text:p>
      <text:p text:style-name="Preformatted_20_Text">Masked <text:s text:c="9"/>ATTCTACTATTCTCCAAGTCACTCCCTGAGAGAAGAGACAAAGCTGGGAGTAGCTG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TTACATGTGGATTTTGTGCACTCTTGATAACAATATTCCCATCAGCAAACAAAGTA</text:p>
      <text:p text:style-name="Preformatted_20_Text">Masked <text:s text:c="9"/>TTCCTTACATGTGGATTTTGTGCACTCTTGATAACAATATTCCCATCAGCAAACAA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GAGTTCTAGGGAAAAAAAAAATAAATAAATCAAGGCTAAAAGTAGTTGTTGATATG</text:p>
      <text:p text:style-name="Preformatted_20_Text">Masked <text:s text:c="9"/>ATATGAGTTCTAGGGAAAAAAAAAATAAATAAATCAAGGCTAAAAGTAGTTGTTGA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TTCTGAACCTACATGAATCACCTTATGTTTCTAAATTTTTAGCAGGTTTTTGTCTA</text:p>
      <text:p text:style-name="Preformatted_20_Text">Masked <text:s text:c="9"/>TCCTTTCTGAACCTACATGAATCACCTTATGTTTCTAAATTTTTAGCAGGTTTTTG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TTTTTTTTTTTCACTCTTTATTCAAGTTCTTTCACTGAATTCAGTTTTAGGTTAAT</text:p>
      <text:p text:style-name="Preformatted_20_Text">Masked <text:s text:c="9"/>CTTTTTTTTTTTTTTCACTCTTTATTCAAGTTCTTTCACTGAATTCAGTTTTAGGT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TTCCAATCACATGTGTTCTTAGATATTCAAATTGAGATATTTTAAATCTAATTTTT</text:p>
      <text:p text:style-name="Preformatted_20_Text">Masked <text:s text:c="9"/>TCATTTCCAATCACATGTGTTCTTAGATATTCAAATTGAGATATTTTAAATCTAA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TACAGATGGCTGTACAGGAGTTTTTTGGGGAGGAGGGGGGGGAAAAAAGAAAAAA</text:p>
      <text:p text:style-name="Preformatted_20_Text">Masked <text:s text:c="9"/>ATAGATACAGATGGCTGTACAGGAGTTTTTTGGGGAGGAGGGGGGGGAAAAAAG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GATTTTTAATGTTTGGTTGCTCTCACACTTTAGAAACTGAGAGCACTGGCAATAC</text:p>
      <text:p text:style-name="Preformatted_20_Text">Masked <text:s text:c="9"/>AAAAAGATTTTTAATGTTTGGTTGCTCTCACACTTTAGAAACTGAGAGCACTGGCA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AAATCATACTCTCATTTTCACACAGCTGGTGTGCCCATCTGTGAGACATGGCATG</text:p>
      <text:p text:style-name="Preformatted_20_Text">Masked <text:s text:c="9"/>TTCTGAAATCATACTCTCATTTTCACACAGCTGGTGTGCCCATCTGTGAGACATGG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GACAGCTATGAGAAGGACACAGTCTGTGGAGCTCTCACATCAGGACACGCAACATG</text:p>
      <text:p text:style-name="Preformatted_20_Text">Masked <text:s text:c="9"/>TCCAGACAGCTATGAGAAGGACACAGTCTGTGGAGCTCTCACATCAGGACACGCAA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GACCAAACAAGGGAAAACACAAATCATCAAAGAAAAGTGTAGCAAAACAAGGTTTT</text:p>
      <text:p text:style-name="Preformatted_20_Text">Masked <text:s text:c="9"/>TTGTGACCAAACAAGGGAAAACACAAATCATCAAAGAAAAGTGTAGCAAAACAAG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GAAGTTTGTGTTTGTTGCCTTCTCAACATCTGGTTCTATGCTCTGTGGCCCATACA</text:p>
      <text:p text:style-name="Preformatted_20_Text">Masked <text:s text:c="9"/>TGTTGAAGTTTGTGTTTGTTGCCTTCTCAACATCTGGTTCTATGCTCTGTGGCCCATAC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CTGGCTCTCAGCAACTTGGGAATCTTGAGATCATGCTGCACATGCTGCCTGAATGCAGAG</text:p>
      <text:p text:style-name="Preformatted_20_Text">Masked <text:s text:c="9"/>CTGGCTCTCAGCAACTTGGGAATCTTGAGATCATGCTGCACATGCTGCCTGAATG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GAATGATGGCCCAGGGAGCCAGGCAAAGGAATGCAAGGCAGCATATGTGCCCAGCAT</text:p>
      <text:p text:style-name="Preformatted_20_Text">Masked <text:s text:c="9"/>CACGAATGATGGCCCAGGGAGCCAGGCAAAGGAATGCAAGGCAGCATATGTGCCCA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CCAGGTCTGATTACAAGCTCAGAATATCAAATTTCAGAGCTTTTTTTCCTCAATTTG</text:p>
      <text:p text:style-name="Preformatted_20_Text">Masked <text:s text:c="9"/>TTGCCAGGTCTGATTACAAGCTCAGAATATCAAATTTCAGAGCTTTTTTTCCTCA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GAAATCTAAACAAGGATCAAGAAAATTGCTTTTCTTTCATCCATGAAAAATAAAAA</text:p>
      <text:p text:style-name="Preformatted_20_Text">Masked <text:s text:c="9"/>TGGAGAAATCTAAACAAGGATCAAGAAAATTGCTTTTCTTTCATCCATGAAAAAT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CAGAATCACAGAATTGTAGGGGTTGGAAGGGACGTCTAGAAAATCATGATCTAGTCC</text:p>
      <text:p text:style-name="Preformatted_20_Text">Masked <text:s text:c="9"/>TCACNNNNNNNNNNNNNNNNNNNNNNNNNNNNNNNNNNNNNNNNNNNNNNNNNNNNNNNN</text:p>
      <text:p text:style-name="Preformatted_20_Text"><text:s text:c="16"/>**** <text:s text:c="55"/></text:p>
      <text:p text:style-name="Preformatted_20_Text"/>
      <text:p text:style-name="Preformatted_20_Text">Unmasked <text:s text:c="7"/>AGCCACCCTGCAAAGCAGGCACTGTAGACCATGTTGCACAGGTAGGCACCCATGCAGG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AATATCTCCAGAGAAGGAGACTCCACAACCCTCCTGGGCAGCCTCTTCCAGCGC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CACCCTCACTGTGAAGAAGTTCTTACTCATGTTTGTGTGGAACTTCCCATGCTTTA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TGGCTGTTTCCCCTCCTTGTCACACACCACTGAAAAGATTCTGGCCTTGTCCCT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CCTGCACCTTAGATATTTATAGACATTGGTAAGATCCCCTATGACTTCTTTTCTC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GCTGAACAGACCCAGGTTGCTCAGCCTTTCCTCCTAAGAGAGGTGCTCCAGGCCCT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ATCTTTGTGGCCCTCTGCTGGACTCTTTCCAGGAGAAATCATTTTTGTTTTTCCATCT</text:p>
      <text:p text:style-name="Preformatted_20_Text">Masked <text:s text:c="9"/>NNNNNNNNNNNNNNNNNNNNNNNNNNNNNNNNNNGAGAAATCATTTTTGTTTTTCCATCT</text:p>
      <text:p text:style-name="Preformatted_20_Text"><text:s text:c="50"/>**************************</text:p>
      <text:p text:style-name="Preformatted_20_Text"/>
      <text:p text:style-name="Preformatted_20_Text">Unmasked <text:s text:c="7"/>GTGAAAACCCTGCATTTATTTCCATTACATTGTCCTTAAAGTATTGCGCTCCTCTTTTCC</text:p>
      <text:p text:style-name="Preformatted_20_Text">Masked <text:s text:c="9"/>GTGAAAACCCTGCATTTATTTCCATTACATTGTCCTTAAAGTATTGCGCTCCTCTT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GGAGGACAAGATTTCCTGCATAGATCACATCTCCCCCTGGACAGTGTCTTCTCTCTAC</text:p>
      <text:p text:style-name="Preformatted_20_Text">Masked <text:s text:c="9"/>TCGGAGGACAAGATTTCCTGCATAGATCACATCTCCCCCTGGACAGTGTCTTCTCT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TGAGATGTTTTTTTCCGTAAAAATTTCTGGTCACAAATAGAGCTAAGCAGATGCAG</text:p>
      <text:p text:style-name="Preformatted_20_Text">Masked <text:s text:c="9"/>GTAGTGAGATGTTTTTTTCCGTAAAAATTTCTGGTCACAAATAGAGCTAAGCAGATGCA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CAGCCCTGGGAGCCTGGCTCTCCAGAGAGGCTAAATGCACAAGGAAGCTGCATAAGAAC</text:p>
      <text:p text:style-name="Preformatted_20_Text">Masked <text:s text:c="9"/>ACAGCCCTGGGAGCCTGGCTCTCCAGAGAGGCTAAATGCACAAGGAAGCTGCATAA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TGAGAGAAGTCAAATTATTGATTTCAGCTGAATCACATTCTTCAACTGAATCAAA</text:p>
      <text:p text:style-name="Preformatted_20_Text">Masked <text:s text:c="9"/>TCCCATGAGAGAAGTCAAATTATTGATTTCAGCTGAATCACATTCTTCAACTGAA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TTGAGATTCAATCATGTACTTGTTTCATAAAATCTATGAATCACTAAGGTTGGAA</text:p>
      <text:p text:style-name="Preformatted_20_Text">Masked <text:s text:c="9"/>TTATTTTGAGATTCAATCATGTACTTGTTTCNNNNNNNNNNNNNNNNNNNNNNNNNNNNN</text:p>
      <text:p text:style-name="Preformatted_20_Text"><text:s text:c="16"/>******************************* <text:s text:c="28"/></text:p>
      <text:p text:style-name="Preformatted_20_Text"/>
      <text:p text:style-name="Preformatted_20_Text">Unmasked <text:s text:c="7"/>AAGACCTGTAAGATCATTCAGTCCAACTGTCCACTTACCACCAATACTGCTCACTAAAGC</text:p>
      <text:p text:style-name="Preformatted_20_Text">Masked <text:s text:c="9"/>NNNNNNNNNNNNNNNNNNNNNNNNNNNNNNNNNCTTACCACCAATACTGCTCACTAAAGC</text:p>
      <text:p text:style-name="Preformatted_20_Text"><text:s text:c="49"/>***************************</text:p>
      <text:p text:style-name="Preformatted_20_Text"/>
      <text:p text:style-name="Preformatted_20_Text">Unmasked <text:s text:c="7"/>ATGTTCCTTAGTATTGTTCTCTACAGGTTTCTTGAAAATTTACAGAGGCAATGACTTAAC</text:p>
      <text:p text:style-name="Preformatted_20_Text">Masked <text:s text:c="9"/>ATGTTCCTTAGTATTGTTCTCTACAGGNNNNNNNNNNNNNNNNNNNNNNNNNNNNNNNNN</text:p>
      <text:p text:style-name="Preformatted_20_Text"><text:s text:c="16"/>*************************** <text:s text:c="32"/></text:p>
      <text:p text:style-name="Preformatted_20_Text"/>
      <text:p text:style-name="Preformatted_20_Text">Unmasked <text:s text:c="7"/>AGCCTCCATGGACAGCCTGTTCCAGTGACTGACCACTCTTTCAGGGAAGAAACTGTAA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AACCTGAAAGTCCCCTGGCACAACATGAGGCTATTCCCTCTCATCCTATTGCTGTTA</text:p>
      <text:p text:style-name="Preformatted_20_Text">Masked <text:s text:c="9"/>NNNNNNNNNNNNNNNNNNNNNNNNNNNNNNNNNNNNNNNNNNNNCATCCTATTGCTGTTA</text:p>
      <text:p text:style-name="Preformatted_20_Text"><text:s text:c="60"/>****************</text:p>
      <text:p text:style-name="Preformatted_20_Text"/>
      <text:p text:style-name="Preformatted_20_Text">Unmasked <text:s text:c="7"/>CCTGGAAAAAGAGGCCAACTACCAATTCATAGAATCATAGAATCACAAGGTTGGAAACGA</text:p>
      <text:p text:style-name="Preformatted_20_Text">Masked <text:s text:c="9"/>CCTGGAAAAAGAGGCCAACTACCAATTNNNNNNNNNNNNNNNNNNNNNNNNNNNNNNNNN</text:p>
      <text:p text:style-name="Preformatted_20_Text"><text:s text:c="16"/>*************************** <text:s text:c="32"/></text:p>
      <text:p text:style-name="Preformatted_20_Text"/>
      <text:p text:style-name="Preformatted_20_Text">Unmasked <text:s text:c="7"/>CCTATAAGATCATCTAGTCCAACCGTCTTCACACTGCCACTGCTACCACAAGCACTAA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ATCTTGCAGCTCCTCGTCCAGACGCCTCTTGAACACTGCCAGAGATGGCGACTCCA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CCTCCCTTGGCAGGCCATTCCAGTTCCTGACCACTCTCACTCATCACAGGTAGTTGTA</text:p>
      <text:p text:style-name="Preformatted_20_Text">Masked <text:s text:c="9"/>NNNNNNNNNNNNNNNNNNNNNNNNNNNNNNNNNNNNNNNNNNTCATCACAGGTAGTTGTA</text:p>
      <text:p text:style-name="Preformatted_20_Text"><text:s text:c="58"/>******************</text:p>
      <text:p text:style-name="Preformatted_20_Text"/>
      <text:p text:style-name="Preformatted_20_Text">Unmasked <text:s text:c="7"/>TATGTCAATAAGGTCTCCCCTGAGCCTCCTCTTCTCTAGACTAATCCCTGTTCCTCCAGC</text:p>
      <text:p text:style-name="Preformatted_20_Text">Masked <text:s text:c="9"/>TATGTCAATAAGNNNNNNNNNNNNNNNNNNNNNNNNNNNNNNNNNNNNNNNNNNNNNNNN</text:p>
      <text:p text:style-name="Preformatted_20_Text"><text:s text:c="16"/>************ <text:s text:c="47"/></text:p>
      <text:p text:style-name="Preformatted_20_Text"/>
      <text:p text:style-name="Preformatted_20_Text">Unmasked <text:s text:c="7"/>TACTCCTCATACAGCATGTGCTCCTTTCCTCTCAGAACCTTCAGTGAACACTGAAAATTT</text:p>
      <text:p text:style-name="Preformatted_20_Text">Masked <text:s text:c="9"/>NNNNNNNNNNNNNNNNNNNNNNNNNNNNNNNNNNNNNNNNNNNGTGAACACTGAAAATTT</text:p>
      <text:p text:style-name="Preformatted_20_Text"><text:s text:c="59"/>*****************</text:p>
      <text:p text:style-name="Preformatted_20_Text"/>
      <text:p text:style-name="Preformatted_20_Text">Unmasked <text:s text:c="7"/>TCAAAGAGAAAAATCAAACATCTTAGTAAAGTTTAGAATTTTTTTTGGTCAAAATATATT</text:p>
      <text:p text:style-name="Preformatted_20_Text">Masked <text:s text:c="9"/>TCAAAGAGAAAAATCAAACATCTTAGTAAAGTTTAGAATTTTTTTTGGTCAAAATA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ACTATAAAATGCATTTAGCCTCTACTAACACTTTCAGTAGAATGACTTTGCTATC</text:p>
      <text:p text:style-name="Preformatted_20_Text">Masked <text:s text:c="9"/>TTTCTACTATAAAATGCATTTAGCCTCTACTAACACTTTCAGTAGAATGACTTTGCTAT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GGATATAATATCTTCTGTTACATTATTCTTTGTGTTCAAAATCAGTATGTGTTTGTCTT</text:p>
      <text:p text:style-name="Preformatted_20_Text">Masked <text:s text:c="9"/>TGGATATAATATCTTCTGTTACATTATTCTTTGTGTTCAAAATCAGTATGTGTTTG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GATAGTTGTTGTTACTGATAAGCTAAGTATATTATGCAGTTTTACAGTGTTACATA</text:p>
      <text:p text:style-name="Preformatted_20_Text">Masked <text:s text:c="9"/>ATATGATAGTTGTTGTTACTGATAAGCTAAGTATATTATGCAGTTTTACAGTGTTAC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ATTTTTTAACTGCCTGTTCTGATTTCTCATACAATCTTTTCATCCTCTTTTCTAAG</text:p>
      <text:p text:style-name="Preformatted_20_Text">Masked <text:s text:c="9"/>TATTATTTTTTAACTGCCTGTTCTGATTTCTCATACAATCTTTTCATCCTCTTTTC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TAGAAGCAGACAAAATCTTCACATCTGAGTTCTAGCATGATGATAAAAATATATTATGA</text:span></text:p>
      <text:p text:style-name="Preformatted_20_Text">Masked <text:s text:c="9"/><text:span text:style-name="T1">ATAGAAGCAGACAAAATCTTCACATCTGAGTTCTAGCATGATGATAAAAATATATTAT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AAGTCTACACAGACAAACAAAAACTCCTCAAAGTTGACTGTCTCTGAAATACACACCTA</text:span></text:p>
      <text:p text:style-name="Preformatted_20_Text">Masked <text:s text:c="9"/><text:span text:style-name="T1">GAAGTCTACACAGACAAACAAAAACTCCTCAAAGTTGACTGTCTCTGAAATACACACC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CACCTACTGCAAGGAGTAGCAGGAATGCTTCAGGAGCTAATTTAAAGTTTCACTATAGCT</text:span></text:p>
      <text:p text:style-name="Preformatted_20_Text">Masked <text:s text:c="9"/><text:span text:style-name="T1">CACCTACTGCAAGGAGTAGCAGGAATGCTTCAGGAGCTAATTTAAAGTTTCACTATAGC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GACTGTAAGTTTCTGTTCTATGTTACACAGCTTCACAAGAACA</text:span>ATAATTCAATTTCTCT</text:p>
      <text:p text:style-name="Preformatted_20_Text">Masked <text:s text:c="9"/><text:span text:style-name="T1">GGACTGTAAGTTTCTGTTCTATGTTACACAGCTTCACAAGAACA</text:span>ATAATTCAATTT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CAGCAAAATTTATATAGCATTAGAATAAAAGCAGAAGCATCCTAGGGACATCAGA</text:p>
      <text:p text:style-name="Preformatted_20_Text">Masked <text:s text:c="9"/>AAAACCAGCAAAATTTATATAGCATTAGAATAAAAGCAGAAGCATCCTAGGGACAT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TAAAGGATTTTGCACATGCTGAACAGCAAGAATATCTGCATTAAATAAACTTTCTT</text:p>
      <text:p text:style-name="Preformatted_20_Text">Masked <text:s text:c="9"/>ACAGTAAAGGATTTTGCACATGCTGAACAGCAAGAATATCTGCATTAAATAAACT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GATAGACGTAGAGGCCCAGAGATTTCCTCTAGACCTAAAAGTATTTGAGTCAGCAGTT</text:p>
      <text:p text:style-name="Preformatted_20_Text">Masked <text:s text:c="9"/>CGGATAGACGTAGAGGCCCAGAGATTTCCTCTAGACCTAAAAGTATTTGAGTCAG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ATGCCTTAAATGGTGCCAGCTGATGCAGTGGTCAGCTGCTAAATTCCTTTTACACA</text:p>
      <text:p text:style-name="Preformatted_20_Text">Masked <text:s text:c="9"/>TAAGATGCCTTAAATGGTGCCAGCTGATGCAGTGGTCAGCTGCTAAATTCCTTTTA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CCTACTAGGCACTGCTGTTAAGGAAGATATGTAAGAACTGCAGATAACAATGGGGTT</text:p>
      <text:p text:style-name="Preformatted_20_Text">Masked <text:s text:c="9"/>CCCCCTACTAGGCACTGCTGTTAAGGAAGATATGTAAGAACTGCAGATAACAATGGG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AGGCAAGTGCCTTAACTGCAGCTATTTCACAAGATGTCATATGTCACAGACAGCAG</text:p>
      <text:p text:style-name="Preformatted_20_Text">Masked <text:s text:c="9"/>TGTAAGGCAAGTGCCTTAACTGCAGCTATTTCACAAGATGTCATATGTCACAGACA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GGACACATACTTTAGGATATTATGTAAAACTGAACAGTGTAATTTAAAATTAGATGT</text:p>
      <text:p text:style-name="Preformatted_20_Text">Masked <text:s text:c="9"/>CTAGGACACATACTTTAGGATATTATGTAAAACTGAACAGTGTAATTTAAAATTAG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GTATAAGCTGTGTGCCTCAAAGGAATATTTCTCCTGTTCAGTTTTCATTTCATTA</text:p>
      <text:p text:style-name="Preformatted_20_Text"><text:soft-page-break/>Masked <text:s text:c="9"/>AGAATGTATAAGCTGTGTGCCTCAAAGGAATATTTCTCCTGTTCAGTTTTCATTTC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AAGTGTTTGCTTTGTTTCATTCCATTTTTAATTAGAGCTTTGCCCTTCATGCAAA</text:p>
      <text:p text:style-name="Preformatted_20_Text">Masked <text:s text:c="9"/>TTTTAAAGTGTTTGCTTTGTTTCATTCCATTTTTAATTAGAGCTTTGCCCTTCATG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CTGAGAATAGCAGAGAGTGATCCAGAATAAGAGAATTTAGTTCTGTTCTGAAAATA</text:p>
      <text:p text:style-name="Preformatted_20_Text">Masked <text:s text:c="9"/>TAGTCTGAGAATAGCAGAGAGTGATCCAGAATAAGAGAATTTAGTTCTGTTCTGA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GAAGGCGAAACTCCAACTGACCATAGTGGGCATGCAGGAATAGCTTCCATTATCTGG</text:p>
      <text:p text:style-name="Preformatted_20_Text">Masked <text:s text:c="9"/>AACGAAGGCGAAACTCCAACTGACCATAGTGGGCATGCAGGAATAGCTTCCATTAT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CCATATGGAATTACTTATTCCTTATTAAAGTTGAGATCTTTACATAATATACCTAA</text:p>
      <text:p text:style-name="Preformatted_20_Text">Masked <text:s text:c="9"/>CAAGCCATATGGAATTACTTATTCCTTATTAAAGTTGAGATCTTTACATAATATAC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GACTCTCTTGCCAAATTGATCTCAAAAGTAAGCATCTCTTGATTCTTCCTCTAC</text:p>
      <text:p text:style-name="Preformatted_20_Text">Masked <text:s text:c="9"/>AAAAAAGACTCTCTTGCCAAATTGATCTCAAAAGTAAGCATCTCTTGNNNNNNNNNNNNN</text:p>
      <text:p text:style-name="Preformatted_20_Text"><text:s text:c="16"/>*********************************************** <text:s text:c="12"/></text:p>
      <text:p text:style-name="Preformatted_20_Text"/>
      <text:p text:style-name="Preformatted_20_Text">Unmasked <text:s text:c="7"/>CCAGCTCTTGTGAGGCCCCATCTGCAGTACTGTGTCCAGGCATGGGGGCCACAGCAC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GACACAGAGCTCTTGAAACGAGTCCAGAGGAGGGCCACTAAGATGATCAGAGAG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CATCTCTCCTATGAGGAAAGGTTGAGGGAACTGGGCTTGTTTAGCTTGGAGAAG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TCTGGGGAGACCTCATTGTGGCCTTCCAGTATTTAAAGGGAGCCAATGAACAG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GAAATGACTGTTTACATGGATTGATACTGATAGGATAAGGGAGAATGGTTTAAAA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ACAGGGGAGGTTTAGGTTAGATGTTAAGAGGAAGTTTTTCACAGAGAGTGGTGACA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GAACAGGTTGCCCAAAGAGGCTGTGGATGCCCCATCCATGGAGGCATTCAAGGC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GGATGTGGCTCTGGGCAGCCTGGTCTGGTGGTTGGTGACCCTGCACACAGGAGG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TGAAACTCAATGATCTTTGTGGTCCCTTTCAACCCAGGCCATTCTGTGATTTTATGAT</text:p>
      <text:p text:style-name="Preformatted_20_Text">Masked <text:s text:c="9"/>NNNNNNNNNNNNNNNNNNNNNNNNNNNNNNNNNNNNNNNNNNNNNNNNNNNNNNNNNNAN</text:p>
      <text:p text:style-name="Preformatted_20_Text"><text:s text:c="74"/>* </text:p>
      <text:p text:style-name="Preformatted_20_Text"/>
      <text:p text:style-name="Preformatted_20_Text"><text:soft-page-break/>Unmasked <text:s text:c="7"/>TCAGTCAGGAGAAGAGAAGGTTGTGAGATGACCTAATAGCAGACTTTCAGTATCTAA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GCTACACGAAAGAAGGGTCTGTGGTGATAGAACAAGGTAAAATAGCTTCAAGCCCAA</text:p>
      <text:p text:style-name="Preformatted_20_Text">Masked <text:s text:c="9"/>NGAGCTACACGAAAGAAGGGTCTGTGGTGATAGAACAAGGTAAAATAGCTTCAAGCCCAA</text:p>
      <text:p text:style-name="Preformatted_20_Text"><text:s text:c="17"/>***********************************************************</text:p>
      <text:p text:style-name="Preformatted_20_Text"/>
      <text:p text:style-name="Preformatted_20_Text">Unmasked <text:s text:c="7"/>ATAGGGTACATTTAGATAGGAGATGATAGGAAAAAAAAGTGTTCTACAGAGAGAGTGGTG</text:p>
      <text:p text:style-name="Preformatted_20_Text">Masked <text:s text:c="9"/>ATAGGGTACATTTAGATAGGAGATGATAGGAAAAAAAAGTGTTCTACAGAGAGAGT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ACTACAGGTTGCCCAGTGTTGTGGTTGATTTGCTGCGTGTGTCCCTGTTCGTTGCA</text:p>
      <text:p text:style-name="Preformatted_20_Text">Masked <text:s text:c="9"/>AGACACTACAGGTTGCCCAGTGTTGTGGTTGATTTGCTGCGTGTGTCCCTGTTCGTTNNN</text:p>
      <text:p text:style-name="Preformatted_20_Text"><text:s text:c="16"/>********************************************************* <text:s text:c="2"/></text:p>
      <text:p text:style-name="Preformatted_20_Text"/>
      <text:p text:style-name="Preformatted_20_Text">Unmasked <text:s text:c="7"/>GGAGGGATGGACTAGATGCCCTTTGAAACTCCCTTCCAATTCTAAGTACTTTATGAT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ATTCTATTATTCTATGATTCCGTGATCCAAGTCAGTGAGGTTTAGGCTCATATGACC</text:p>
      <text:p text:style-name="Preformatted_20_Text">Masked <text:s text:c="9"/>NNNATTCTATTATTCTATGATTCCGTGATCCAAGTCAGTGAGGTTTAGGCTCATATGACC</text:p>
      <text:p text:style-name="Preformatted_20_Text"><text:s text:c="19"/>*********************************************************</text:p>
      <text:p text:style-name="Preformatted_20_Text"/>
      <text:p text:style-name="Preformatted_20_Text">Unmasked <text:s text:c="7"/>TTTCTTCCTTCACTTTTTGTACATAGAAATTCTGTAGCAGTATTGAGCTTTAATATACTG</text:p>
      <text:p text:style-name="Preformatted_20_Text">Masked <text:s text:c="9"/>TTTCTTCCTTCACTTTTTGTACATAGAAATTCTGTAGCAGTATTGAGCTTTAATAT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ACCAGAAAAGGTCTATTTTTCTTATGTTATCAGCCATGAAAAGATGAAGAATCAGA</text:p>
      <text:p text:style-name="Preformatted_20_Text">Masked <text:s text:c="9"/>CTGGACCAGAAAAGGTCTATTTTTCTTATGTTATCAGCCATGAAAAGATGAAGAAT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CAGTGCACAGAAATACAGTTCAGCTTATTAAAGGAAGAAAATGACTTTGATTTGAAA</text:p>
      <text:p text:style-name="Preformatted_20_Text">Masked <text:s text:c="9"/>AGTCAGTGCACAGAAATACAGTTCAGCTTATTAAAGGAAGAAAATGACTTTGATT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CAGGAAAATCTGAGCCAGAAGAAGTGCATTTGGTAGGTAATGAAGCTTGAATACAC</text:p>
      <text:p text:style-name="Preformatted_20_Text">Masked <text:s text:c="9"/>CATTCAGGAAAATCTGAGCCAGAAGAAGTGCATTTGGTAGGTAATGAAGCTTGAATA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CTTGGGAACCTTGAGAATAAAAAACAAAAAACAAAATATTTTTTCTTTTATAATT</text:p>
      <text:p text:style-name="Preformatted_20_Text">Masked <text:s text:c="9"/>AAAAACTTGGGAACCTTGAGAATAAAAAACAAAAAACAAAATATTTTTTCTTTTA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CAAAGATTAGAGAAAACATTACTATATGTTATAGACATGTTCTCAGAGATCATAAA</text:p>
      <text:p text:style-name="Preformatted_20_Text">Masked <text:s text:c="9"/>CAGCCAAAGATTAGAGAAAACATTACTATATGTTATAGACATGTTCTCAGAGATCA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ATAAATGCTCATTCACTGTCATTTGTCCTTCACAGTGCAGTGTATCCCAAACAAAG</text:p>
      <text:p text:style-name="Preformatted_20_Text">Masked <text:s text:c="9"/>TTGAATAAATGCTCATTCACTGTCATTTGTCCTTCACAGTGCAGTGTATCCCAAAC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TAAAAATTCTGTTAGGTCTCTGATAATAAGGAAAACAAGGATTTTGCTGATAACTT</text:p>
      <text:p text:style-name="Preformatted_20_Text">Masked <text:s text:c="9"/>GTTTTAAAAATTCTGTTAGGTCTCTGATAATAAGGAAAACAAGGATTTTGCTGATAA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TGTGAAGGCTGGATAGACCACATACACTTTCAAAAAAGGAAGTGCACAGTGAAGGA</text:p>
      <text:p text:style-name="Preformatted_20_Text">Masked <text:s text:c="9"/>TTCCTGTGAAGGCTGGATAGACCACATACACTTTCAAAAAAGGAAGTGCACAGTGAAGG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AAAGAACGTTTTTGACTCTCTCCAGTACAGTACATACTCTTTAGCAGAACTGTAAAGAC</text:p>
      <text:p text:style-name="Preformatted_20_Text">Masked <text:s text:c="9"/>CAAAGAACGTTTTTGACTCTCTCCAGTACAGTACATACTCTTTAGCAGAACTGTAAA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AGACTGAAACCATGGTAAGCTCTATTCATTTTCTTTTTATTATATCAATGCATAAT</text:p>
      <text:p text:style-name="Preformatted_20_Text">Masked <text:s text:c="9"/>AGAGAGACTGAAACCATGGTAAGCTCTATTCATTTTCTTTTTATTATATCAATGCA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AGTATTAAAACTATATGGGATGCGACTGTAAAACTTTAAACATATTTATAATAATT</text:p>
      <text:p text:style-name="Preformatted_20_Text">Masked <text:s text:c="9"/>ATTTAGTATTAAAACTATATGGGATGCGACTGTAAAACTTTAAACATATTTATAA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AGTGAGTTTCTTGCAGCTTACTTCCTGCTTTTGAGGGAATGAAGAAACTTTAGTTT</text:p>
      <text:p text:style-name="Preformatted_20_Text">Masked <text:s text:c="9"/>TTCAAGTGAGTTTCTTGCAGCTTACTTCCTGCTTTTGAGGGAATGAAGAAACTTTA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GTTTCTTCATCATATGAATCAGCCTGTGTGTGTCTTACAGATTCTGAAATTCAAA</text:p>
      <text:p text:style-name="Preformatted_20_Text">Masked <text:s text:c="9"/>TTTCTGTTTCTTCATCATATGAATCAGCCTGTGTGTGTCTTACAGATTCTGAAAT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AGAAAGAGACAATGGTTTCTTTCAAGACTAAGCTGAAAATTAAGTTTGTAGATCTA</text:p>
      <text:p text:style-name="Preformatted_20_Text">Masked <text:s text:c="9"/>AGTAAGAAAGAGACAATGGTTTCTTTCAAGACTAAGCTGAAAATTAAGTTTGTAGA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AATTCTGCAGACAGGTGTCAGTATGATACCAAGCCAGAAATGAGAGTAAAGTTCTT</text:p>
      <text:p text:style-name="Preformatted_20_Text">Masked <text:s text:c="9"/>GAGGAATTCTGCAGACAGGTGTCAGTATGATACCAAGCCAGAAATGAGAGTAAAG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AATATTCCCAGAAAGACATTGTACTTTCCTCATTCAGAAGAACTTTGAAGCTAAAA</text:p>
      <text:p text:style-name="Preformatted_20_Text">Masked <text:s text:c="9"/>TAACAATATTCCCAGAAAGACATTGTACTTTCCTCATTCAGAAGAACTTTGAAGC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ACAAGATTTATGCTTCTAGGTGTAAATTTGCAGTACATTTTTTTTTAAACTAATAT</text:p>
      <text:p text:style-name="Preformatted_20_Text">Masked <text:s text:c="9"/>ACAAACAAGATTTATGCTTCTAGGTGTAAATTTGCAGTACATTTTTTTTTAAACTA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TCTTTTTCATAAAAAGATTATTTAAAATTCAAAAACCTACATACTTGCAGATGTTT</text:p>
      <text:p text:style-name="Preformatted_20_Text">Masked <text:s text:c="9"/>CTGTTCTTTTTCATAAAAAGATTATTTAAAATTCAAAAACCTACATACTTGCAGA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AAGTATTTATTAGTAAATTGAATCAACAATTTCAAGTCAAATGGTTTTAAAGATGT</text:p>
      <text:p text:style-name="Preformatted_20_Text">Masked <text:s text:c="9"/>TTCTAAGTATTTATTAGTAAATTGAATCAACAATTTCAAGTCAAATGGTTTTAAAG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GCTGTGTAGTCTGAATAGCTTTTTACACCACTTTTTCCTCAGGAAATATTTTAGG</text:p>
      <text:p text:style-name="Preformatted_20_Text">Masked <text:s text:c="9"/>TAAAAGCTGTGTAGTCTGAATAGCTTTTTACACCACTTTTTCCTCAGGAAATATTTT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TTGGAGTATCTTGTATACTTTTGCAGTGGTAAACATGCTCATACAAAGCTATCTCT</text:p>
      <text:p text:style-name="Preformatted_20_Text">Masked <text:s text:c="9"/>ACTCTTGGAGTATCTTGTATACTTTTGCAGTGGTAAACATGCTCATACAAAGCTAT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GCTTTTCTTTATTTGAATCTGCTTATCTGTTTTAAAAGGAAAAAGGTAGTTTATG</text:p>
      <text:p text:style-name="Preformatted_20_Text">Masked <text:s text:c="9"/>AAATAGCTTTTCTTTATTTGAATCTGCTTATCTGTTTTAAAAGGAAAAAGGTAGT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CTAGAGAGGAACCCAAGACATAGAATTCAGTAATTCATAGGCAAAAAGGTCTAATG</text:p>
      <text:p text:style-name="Preformatted_20_Text">Masked <text:s text:c="9"/>AAACCTAGAGAGGAACCCAAGACATAGAATTCAGTAATTCATAGGCAAAAAGGTCTAAT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CCATCACAAGTAGGACAAGAAAAGTGACAGTGTGAAATAGGATTGAATGCAGAACGCAG</text:p>
      <text:p text:style-name="Preformatted_20_Text">Masked <text:s text:c="9"/>TCCATCACAAGTAGGACAAGAAAAGTGACAGTGTGAAATAGGATTGAATGCAGAAC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CATTTAACAGTGTTTTGCAAAGTTTGGAAGTTTTGGGCAGAGGCTGGTTCTGTTTT</text:p>
      <text:p text:style-name="Preformatted_20_Text">Masked <text:s text:c="9"/>TTTACATTTAACAGTGTTTTGCAAAGTTTGGAAGTTTTGGGCAGAGGCTGGTTCT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CAAAGATCTAGTTCTTCCTGAATCTGAAGAAATGGCCTCAAAAGTGTTTCAGTAACA</text:p>
      <text:p text:style-name="Preformatted_20_Text">Masked <text:s text:c="9"/>ACACAAAGATCTAGTTCTTCCTGAATCTGAAGAAATGGCCTCAAAAGTGTTTCAGT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GGATATTTAAAATATAAAATATACATTTCTTATTTATTTCTGTTGTAATGAATTCC</text:p>
      <text:p text:style-name="Preformatted_20_Text">Masked <text:s text:c="9"/>TTTTGGATATTTAAAATATAAAATATACATTTCTTATTTATTTCTGTTGTAATGAAT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AGGAACAAATGAGAAAACAAAACAAAAAAAACAAAAACAAACAATCAAAAAAACC</text:p>
      <text:p text:style-name="Preformatted_20_Text">Masked <text:s text:c="9"/>AATGTAGGAACAAATGAGNNNNNNNNNNNNNNNNNNNNNNNNNNNNNNNNNNNNNNNNCC</text:p>
      <text:p text:style-name="Preformatted_20_Text"><text:s text:c="16"/>****************** <text:s text:c="39"/>**</text:p>
      <text:p text:style-name="Preformatted_20_Text"/>
      <text:p text:style-name="Preformatted_20_Text">Unmasked <text:s text:c="7"/>ACTGTGCTTGTACTTGCAAAAAGTCAACTCAAGTTACTTGATTTGCTCACATATATGTGA</text:p>
      <text:p text:style-name="Preformatted_20_Text">Masked <text:s text:c="9"/>ACTGTGCTTGTACTTGCAAAAAGTCAACTCAAGTTACTTGATTTGCTCACATATAT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GAAAAGCACAACAGTTTTAAAAAATTAGCTGTTGCATGCTGAGTTCCTGTTGTTGC</text:p>
      <text:p text:style-name="Preformatted_20_Text">Masked <text:s text:c="9"/>ATGGGAAAAGCACAACAGTTTTAAAAAATTAGCTGTTGCATGCTGAGTTCCTGTTGT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ATTCTTTAACTCAAGCTTCCCATTCAGCATTCTCATATACACATGGAGGCTCTGTG</text:p>
      <text:p text:style-name="Preformatted_20_Text">Masked <text:s text:c="9"/>AGAGATTCTTTAACTCAAGCTTCCCATTCAGCATTCTCATATACACATGGAGGCTC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CAAAACTCTACATTGCAATTTGCAAGGCAAATTATAATACAGTTATTCTATTGGCA</text:p>
      <text:p text:style-name="Preformatted_20_Text">Masked <text:s text:c="9"/>TCTGCAAAACTCTACATTGCAATTTGCAAGGCAAATTATAATACAGTTATTCTATT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CTCAAATGTATAGCTGTCTTTATAAAAAGATTTGTTTAGAAGGAGCATGTAAATATG</text:p>
      <text:p text:style-name="Preformatted_20_Text">Masked <text:s text:c="9"/>CGACTCAAATGTATAGCTGTCTTTATAAAAAGATTTGTTTAGAAGGAGCATGTAAA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TACATTGAACACAAGGTTTCTGCTGTTGCCAAATGCAGTTTGAAAATAAGCAACAA</text:p>
      <text:p text:style-name="Preformatted_20_Text">Masked <text:s text:c="9"/>CAAATACATTGAACACAAGGTTTCTGCTGTTGCCAAATGCAGTTTGAAAATAAGC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AATTCTACCTTTTCTTCAAGTTCTTTTTAAGTTTCAGATTGGTTTGTCTGAATTGA</text:p>
      <text:p text:style-name="Preformatted_20_Text">Masked <text:s text:c="9"/>TAACAATTCTACCTTTTCTTCAAGTTCTTTTTAAGTTTCAGATTGGTTTGTCTGAA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GGCTGACAGTTCAAAGAAATGTAAACTATGTATTCATATTCTTATTAGATTTCTT</text:p>
      <text:p text:style-name="Preformatted_20_Text">Masked <text:s text:c="9"/>AATATGGCTGACAGTTCAAAGAAATGTAAACTATGTATTCATATTCTTATTAGATT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AGTATTATATACTCTATAGGAAAAGGAGTGCTTTTATCTCTGCATCACAGGCAACC</text:p>
      <text:p text:style-name="Preformatted_20_Text">Masked <text:s text:c="9"/>CAGCAGTATTATATACTCTATAGGAAAAGGAGTGCTTTTATCTCTGCATCACAGGCA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GCATCGCTAAGGAAGCAAATCACAATATTTGATGCTGCAGGGGTGGACATTTGTA</text:p>
      <text:p text:style-name="Preformatted_20_Text"><text:soft-page-break/>Masked <text:s text:c="9"/>CAGAAGCATCGCTAAGGAAGCAAATCACAATATTTGATGCTGCAGGGGTGGACAT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AGCAATATAGGTTAGGTGGAAAGAAAAAAGAAGTAGTTTAAAAAAAAAAAAAAAAG</text:p>
      <text:p text:style-name="Preformatted_20_Text">Masked <text:s text:c="9"/>TTATAGCAATATAGGTTAGGTGGAAAGAAAAAAGAAGTAGTTTAAAAAAAAAAAA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GAGCAAAATAATTGAAAAGGTTAGAGTGAGGGATAATAAGGGAAAGTGCATTTTCT</text:p>
      <text:p text:style-name="Preformatted_20_Text">Masked <text:s text:c="9"/>TGGAGAGCAAAATAATTGAAAAGGTTAGAGTGAGGGATAATAAGGGAAAGTGCAT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AGTTTTACACAAGGCAGAGATCGAACTGGTTGAGATAACAAATGTATCCCTACAAAA</text:p>
      <text:p text:style-name="Preformatted_20_Text">Masked <text:s text:c="9"/>GACAGTTTTACACAAGGCAGAGATCGAACTGGTTGAGATAACAAATGTATCCCTAC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CAATGAACTGAGACTGGCATAATCTGGCTGAGGCCGACTCTGCTTTAAATGCAGAA</text:p>
      <text:p text:style-name="Preformatted_20_Text">Masked <text:s text:c="9"/>ATGTCAATGAACTGAGACTGGCATAATCTGGCTGAGGCCGACTCTGCTTTAAATGC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AAGATGTGGAAGGAGCAGATCTAGGTCCCATGGAATCCCAAGATCAAATGAGGGCCA</text:p>
      <text:p text:style-name="Preformatted_20_Text">Masked <text:s text:c="9"/>GGGAAGATGTGGAAGGAGCAGATCTAGGTCCCATGGAATCCCAAGATCAAATGAGG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AGTTCAGTATTTTATTTCTGTCTCTCGTAACAGAGCCAAGTCCAATCCAAAAAA</text:p>
      <text:p text:style-name="Preformatted_20_Text">Masked <text:s text:c="9"/>AAAAAAAGTTCAGTATTTTATTTCTGTCTCTCGTAACAGAGCCAAGTCCAATCC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GACATGATAAAGAATGAAAAAAATACTAAAACTACACCAACAGCTGCTGGTAGTTG</text:p>
      <text:p text:style-name="Preformatted_20_Text">Masked <text:s text:c="9"/>TACAGACATGATAAAGAATGAAAAAAATACTAAAACTACACCAACAGCTGCTGGTA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CCTCATCTGAAATAGGAGCTGATGAATGCAAAGGAAAAGATTGTATTTTCCTTTGAC</text:p>
      <text:p text:style-name="Preformatted_20_Text">Masked <text:s text:c="9"/>TTGCCTCATCTGAAATAGGAGCTGATGAATGCAAAGGAAAAGATTGTATTTTCCTT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GGCCAAGACTAGCTGTGTTGATTTCTAAGCTGGAAAAATAACAGTCAACACAAGCT</text:p>
      <text:p text:style-name="Preformatted_20_Text">Masked <text:s text:c="9"/>TTCAGGCCAAGACTAGCTGTGTTGATTTCTAAGCTGGAAAAATAACAGTCAACACA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CTTCCTGTAGTGCTACTGGTAATTTGTAGGTTAAGAAGTAAAAGAACTTCTGAGATA</text:p>
      <text:p text:style-name="Preformatted_20_Text">Masked <text:s text:c="9"/>TGCCTTCCTGTAGTGCTACTGGTAATTTGTAGGTTAAGAAGTAAAAGAACTTCTGA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ATAAATCCATGAATGCAGATATGTCCCAGATATGGGTCAATCGATTTGGATTTACT</text:p>
      <text:p text:style-name="Preformatted_20_Text">Masked <text:s text:c="9"/>TCAGATAAATCCATGAATGCAGATATGTCCCAGATATGGGTCAATCGATTTGGATT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GTTAAAATAGAATTTCTGTTAAAAATAGTCCAGAAAAGTGGCATCTTCTTAGTCAT</text:p>
      <text:p text:style-name="Preformatted_20_Text">Masked <text:s text:c="9"/>GATTGTTAAAATAGAATTTCTGTTAAAAATAGTCCAGAAAAGTGGCATCTTCTTAG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TCCAGGCAGAGCTAGGACTCCAGTTAAAGAGTGAGTTGCTGTGTAGCAGGGAGGGC</text:p>
      <text:p text:style-name="Preformatted_20_Text">Masked <text:s text:c="9"/>AACATCCAGGCAGAGCTAGGACTCCAGTTAAAGAGTGAGTTGCTGTGTAGCAGGGAG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TGAAGTTCATTGTACTGAAATCTCTGATTCCTTTTAGAATTTCAGAACAAGGTCCA</text:p>
      <text:p text:style-name="Preformatted_20_Text">Masked <text:s text:c="9"/>CTGTTGAAGTTCATTGTACTGAAATCTCTGATTCCTTTTAGAATTTCAGAACAAGGTCC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ATACAAATACAAACATCAGCTCACATTTTCCTTAATTTGGATACCTTAATTTGGGAGG</text:p>
      <text:p text:style-name="Preformatted_20_Text">Masked <text:s text:c="9"/>AAATACAAATACAAACATCAGCTCACATTTTCCTTAATTTGGATACCTTAATTTGG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CACATTGCCTCAGGAACACTACTGACTTCTCATTTAATTCCTAATAGATTCTGTCA</text:p>
      <text:p text:style-name="Preformatted_20_Text">Masked <text:s text:c="9"/>CACTCACATTGCCTCAGGAACACTACTGACTTCTCATTTAATTCCTAATAGATTCT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GCTCATATGAGCTTTGATTAAAAAAATCCCCATACAGTTAATTTCTGGAAAACAGC</text:p>
      <text:p text:style-name="Preformatted_20_Text">Masked <text:s text:c="9"/>TTCAGCTCATATGAGCTTTGATTAAAAAAATCCCCATACAGTTAATTTCTGGAAA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CTGTAATTTAACTTGAAATAACTCTTTCGTGGTTCTGTGTCATATTTCTATTGCAT</text:p>
      <text:p text:style-name="Preformatted_20_Text">Masked <text:s text:c="9"/>TGTACTGTAATTTAACTTGAAATAACTCTTTCGTGGTTCTGTGTCATATTTCTATT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TTTGGAAAGAATTTCATCTGCTCCTAGAATAGTTAAAATATTTTAACCCTTTGAGA</text:p>
      <text:p text:style-name="Preformatted_20_Text">Masked <text:s text:c="9"/>TTACTTTGGAAAGAATTTCATCTGCTCCTAGAATAGTTAAAATATTTTAACCCTTT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ATTTCTGTCAGACAAAACAAATGGCCAGTTAGTGATGTCAGGAAAAAACAAACAAA</text:p>
      <text:p text:style-name="Preformatted_20_Text">Masked <text:s text:c="9"/>CTAAATTTCTGTCAGACAAAACAAATGGCCAGTTAGTGATGTCAGGNNNNNNNNNNNNNN</text:p>
      <text:p text:style-name="Preformatted_20_Text"><text:s text:c="16"/>********************************************** <text:s text:c="13"/></text:p>
      <text:p text:style-name="Preformatted_20_Text"/>
      <text:p text:style-name="Preformatted_20_Text">Unmasked <text:s text:c="7"/>CAAACAAAACTTCCTATTTATAAGTTGTTACACTAGACATTATTCAGCAATTCAGGGTCC</text:p>
      <text:p text:style-name="Preformatted_20_Text">Masked <text:s text:c="9"/>NNNNNNNNACTTCCTATTTATAAGTTGTTACACTAGACATTATTCAGCAATTCAGGGTCC</text:p>
      <text:p text:style-name="Preformatted_20_Text"><text:s text:c="24"/>****************************************************</text:p>
      <text:p text:style-name="Preformatted_20_Text"/>
      <text:p text:style-name="Preformatted_20_Text">Unmasked <text:s text:c="7"/>TAGCACTGAAATTCGGCACTCCTAAGCACTCCTAAGAACTATATGCTGGAAGGACACCAC</text:p>
      <text:p text:style-name="Preformatted_20_Text">Masked <text:s text:c="9"/>TAGCACTGAAATTCGGCACTCCTAAGCACTCCTAAGAACTATATGCTGGAAGGACAC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TTGATGTGGAGCACACCATTATCACATACCAACTCACAGGAAGTAATGACCTGGAA</text:p>
      <text:p text:style-name="Preformatted_20_Text">Masked <text:s text:c="9"/>AAACTTGATGTGGAGCACACCATTATCACATACCAACTCACAGGAAGTAATGACCT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AGAAAGGGACAAATGGTAGATGAATTGTCTGGGCAACTCTAGCAATAAAAAAGAAG</text:p>
      <text:p text:style-name="Preformatted_20_Text">Masked <text:s text:c="9"/>AAATAGAAAGGGACAAATGGTAGATGAATTGTCTGGGCAACTCTAGCAATAAAAA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TATTCTTCCCTAGGGATCTGTATCTTAGCTATGGATAAAAAACATTGATGAGTAAT</text:p>
      <text:p text:style-name="Preformatted_20_Text">Masked <text:s text:c="9"/>TCTCTATTCTTCCCTAGGGATCTGTATCTTAGCTATGGATAAAAAACATTGATGAG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GAGATATATACATCATGTGAGGCAGCACAGCAGAAATAGGTTTTGAGAAAGAGAA</text:p>
      <text:p text:style-name="Preformatted_20_Text">Masked <text:s text:c="9"/>ATATTGAGATATATACATCATGTGAGGCAGCACAGCAGAAATAGGTTTTGAGAAAG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CAGTCCAAGTCCCTCTGAAAGCCATTTCTAAAAGAACGTAAATTCAAGGTACCTG</text:p>
      <text:p text:style-name="Preformatted_20_Text">Masked <text:s text:c="9"/>GAAAACAGTCCAAGTCCCTCTGAAAGCCATTTCTAAAAGAACGTAAATTCAAGGTA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AGAAATCCATTTTAGGCATAAAACAGCAAGATAAACATTATCAGATCCCAATGGAT</text:p>
      <text:p text:style-name="Preformatted_20_Text">Masked <text:s text:c="9"/>CATAAGAAATCCATTTTAGGCATAAAACAGCAAGATAAACATTATCAGATCCCAATG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ATCAACAAAACTCCTATGTCTCCACCAAGTAGCAAAAAGGAAACACAAGCTTTCTTA</text:p>
      <text:p text:style-name="Preformatted_20_Text">Masked <text:s text:c="9"/>GTGATCAACAAAACTCCTATGTCTCCACCAAGTAGCAAAAAGGAAACACAAGCTTTCTT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ATTTTGGGGTTTTAGAGAATGAGTATTCTTATTTACAGTTTGATTGTAAATACTTTAAA</text:p>
      <text:p text:style-name="Preformatted_20_Text">Masked <text:s text:c="9"/>AATTTTGGGGTTTTAGAGAATGAGTATTCTTATTTACAGTTTGATTGTAAATACT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GTGACCCAGATGAAGAACAATTTCACATGGATTTCTGAGCAACAACAAATCTTTGA</text:p>
      <text:p text:style-name="Preformatted_20_Text">Masked <text:s text:c="9"/>TCAAGTGACCCAGATGAAGAACAATTTCACATGGATTTCTGAGCAACAACAAATCT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GTTAAACAGGAGATAGTGCATGCATTAGTCTTTGGGCCCCTCAAGGCATGACAAGA</text:p>
      <text:p text:style-name="Preformatted_20_Text">Masked <text:s text:c="9"/>ATAAGTTAAACAGGAGATAGTGCATGCATTAGTCTTTGGGCCCCTCAAGGCATGAC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AAAAACATTCTCTGTGCTGCAGCAAGGGAGAACGGCCCCACCTAGAGCCTGTGGCA</text:p>
      <text:p text:style-name="Preformatted_20_Text">Masked <text:s text:c="9"/>TGTAAAAAACATTCTCTGTGCTGCAGCAAGGGAGAACGGCCCCACCTAGAGCCTGT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GCCCCAGGGGAGACTCGATGTCAACCTCTAGAGTTTTGGAGTTAGGGAAACAGAGA</text:p>
      <text:p text:style-name="Preformatted_20_Text">Masked <text:s text:c="9"/>GAGAGCCCCAGGGGAGACTCGATGTCAACCTCTAGAGTTTTGGAGTTAGGGAAAC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GAGGCCCTCTATACTCCAACTGAAAAAGAAATATTGGCAGCAAATGAAGGAGTTTG</text:p>
      <text:p text:style-name="Preformatted_20_Text">Masked <text:s text:c="9"/>ATCTGAGGCCCTCTATACTCCAACTGAAAAAGAAATATTGGCAGCAAATGAAGGAG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TGCTTTGGAAGTGGATGGTACAGCTCCTCTTGACACCTTGACTGCCCATGTTGCACT</text:p>
      <text:p text:style-name="Preformatted_20_Text">Masked <text:s text:c="9"/>AGCTGCTTTGGAAGTGGATGGTACAGCTCCTCTTGACACCTTGACTGCCCATGTTG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CATTCAAAGTGAGGGTCCTCTCTACATATCATCAACTGATGATTAGAGACCTCTGTC</text:p>
      <text:p text:style-name="Preformatted_20_Text">Masked <text:s text:c="9"/>GGACATTCAAAGTGAGGGTCCTCTCTACATATCATCAACTGATGATTAGAGACCTC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AATGCTTTTATTACTCTAACACTAGATTACCACTGACATGAATATGACATGAGCTTT</text:p>
      <text:p text:style-name="Preformatted_20_Text">Masked <text:s text:c="9"/>TCTAATGCTTTTATTACTCTAACACTAGATTACCACTGACATGAATATGACATGAG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CAAATTTCTTTTGGTCAGCCTACAAGAGCAACTGTGATGGATCATCTTTATGTAGC</text:p>
      <text:p text:style-name="Preformatted_20_Text">Masked <text:s text:c="9"/>CTGTCAAATTTCTTTTGGTCAGCCTACAAGAGCAACTGTGATGGATCATCTTTATGT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CCTCAAGAATAAATAGTAAAAATATGGAAGTACCTTAGCCTAACACTAGTGATTTTC</text:p>
      <text:p text:style-name="Preformatted_20_Text">Masked <text:s text:c="9"/>AGCCCTCAAGAATAAATAGTAAAAATATGGAAGTACCTTAGCCTAACACTAGTGA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TCCTGCTACTCTTCTCCCCACTACAGTCGGTAGTTGATCTACCCTCCACAATAAGT</text:p>
      <text:p text:style-name="Preformatted_20_Text">Masked <text:s text:c="9"/>TCCTTCCTGCTACTCTTCTCCCCACTACAGTCGGTAGTTGATCTACCCTCCACAAT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TCATGTGCAATCAATGAGCTTCATCACAGCCCATCCTTTAATGGATGCCAAACCGAC</text:p>
      <text:p text:style-name="Preformatted_20_Text">Masked <text:s text:c="9"/>CTATCATGTGCAATCAATGAGCTTCATCACAGCCCATCCTTTAATGGATGCCAAACC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CTTTTGATCTAGCCACAGCTCAACAAAAAAACTAGTAACATTGTAAACAATGGAAA</text:p>
      <text:p text:style-name="Preformatted_20_Text">Masked <text:s text:c="9"/>TTACCTTTTGATCTAGCCACAGCTCAACAAAAAAACTAGTAACATTGTAAACAAT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GAAAATATTATTATGTGCCTGCAATCTATCTGATGCGCAGCAATGTGTCCGGTGTG</text:p>
      <text:p text:style-name="Preformatted_20_Text">Masked <text:s text:c="9"/>AATGGAAAATATTATTATGTGCCTGCAATCTATCTGATGCGCAGCAATGTGTCCGGTGT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GCAGCATACCTGGCATCCTGGAAAGCAAGGCTTGCAGCTGACACAACTCAGCATCAAG</text:p>
      <text:p text:style-name="Preformatted_20_Text">Masked <text:s text:c="9"/>CAGCAGCATACCTGGCATCCTGGAAAGCAAGGCTTGCAGCTGACACAACTCAGCAT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CTCTTCCCTCCTCTTCCCCACTTTGTTTGCCCTATCACTAGCACTTCAGTACTTGG</text:p>
      <text:p text:style-name="Preformatted_20_Text">Masked <text:s text:c="9"/>AAGCCTCTTCCCTCCTCTTCCCCACTTTGTTTGCCCTATCACTAGCACTTCAGTAC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GAAAGTCTACTTATCATGGATGGTAGCCACTGTGAGGAGACAGCAAAACTAAAATA</text:p>
      <text:p text:style-name="Preformatted_20_Text">Masked <text:s text:c="9"/>AGCAGAAAGTCTACTTATCATGGATGGTAGCCACTGTGAGGAGACAGCAAAACTA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CTGACAAATTAGGTTTCTACTTCTCATTTCCTCATTCTTGAGGAAATGGCCGCAAG</text:p>
      <text:p text:style-name="Preformatted_20_Text">Masked <text:s text:c="9"/>GACTCTGACAAATTAGGTTTCTACTTCTCATTTCCTCATTCTTNNNNNNNNNNNNNNNNN</text:p>
      <text:p text:style-name="Preformatted_20_Text"><text:s text:c="16"/>******************************************* <text:s text:c="16"/></text:p>
      <text:p text:style-name="Preformatted_20_Text"/>
      <text:p text:style-name="Preformatted_20_Text">Unmasked <text:s text:c="7"/>TTGTGCCAGAGGAGGTTTAGATTAGACATAAGGAAGAACTTTTTCTCTCAGAGAGTGG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ACTGGAATGGCTGCCCAGGGAAGTGGTGGAGTTGCCATCCCTGGCAGTATTCA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CATCTGGATGAGGAGCTATGAGATCAGGTTTAGTGCTTGTGGTAGCAATGGTAAT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GAATGGCTGGACTAGATGATCTTGTAGGTCTTTCCAACCTTGTGATTCTATGATTCTGT</text:p>
      <text:p text:style-name="Preformatted_20_Text">Masked <text:s text:c="9"/>NNNNNNNNNNNNNNNNNNNNNNNNNNNNNNNNNNNNNNNNNNNNNNNNNNNNNNNNNNGT</text:p>
      <text:p text:style-name="Preformatted_20_Text"><text:s text:c="74"/>**</text:p>
      <text:p text:style-name="Preformatted_20_Text"/>
      <text:p text:style-name="Preformatted_20_Text">Unmasked <text:s text:c="7"/>GATTTGCATATATCTTGTAGCCAGCAGATTCAAGAGCATGCAAATAACAGACACAGTAAG</text:p>
      <text:p text:style-name="Preformatted_20_Text">Masked <text:s text:c="9"/>GATTTGCATATATCTTGTAGCCAGCAGATTCAAGAGCATGCAAATAACAGACACAG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TAAATTAATAAGATTAAATGGAAGTAGAAATGGAAATGAGAAGCATGGAAAACAAG</text:p>
      <text:p text:style-name="Preformatted_20_Text">Masked <text:s text:c="9"/>CTACTAAATTAATAAGATTAAATGGAAGTAGAAATGGAAATGAGAAGCATGGAAAA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GAAAAAACGGAAAATCCAATCAGACTTTTTCTACCGAGAGAAATCAAATACTGGG</text:p>
      <text:p text:style-name="Preformatted_20_Text">Masked <text:s text:c="9"/>CTGCAGAAAAAACGGAAAATCCAATCAGACTTTTTCTACCGAGAGAAATCAAATACT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ATCTACATGACAACAGCCTATCCATCTTTGCAGGTAGTCAAAATGCAGTGAAGGAA</text:p>
      <text:p text:style-name="Preformatted_20_Text">Masked <text:s text:c="9"/>ACAGATCTACATGACAACAGCCTATCCATCTTTGCAGGTAGTCAAAATGCAGTGAA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TTGAGCAATTTGGTAAGCACTGTCCCTGTTCTGAGCAGAAAGTTGGACACGATGAC</text:p>
      <text:p text:style-name="Preformatted_20_Text">Masked <text:s text:c="9"/>TAGTTTGAGCAATTTGGTAAGCACTGTCCCTGTTCTGAGCAGAAAGTTGGACACGA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TCTACCTAAACTAATTCTGAAGCTATGATTTGCAATGAAAGTGGTCTCTCCATTAG</text:p>
      <text:p text:style-name="Preformatted_20_Text">Masked <text:s text:c="9"/>CTTCTCTACCTAAACTAATTCTGAAGCTATGATTTGCAATGAAAGTGGTCTCTCCA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TCACTGTTGTGCAAGCACCCGGCATGACACCACAGGAAAAAAAAATAAGAAAAATAA</text:p>
      <text:p text:style-name="Preformatted_20_Text"><text:soft-page-break/>Masked <text:s text:c="9"/>AGGTCACTGTTGTGCAAGCACCCGGCATGACACCACAGGAAAAAAAAATAAGAAA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CAGAGAGAAAGTGTTGTGTGAAGTAGTGTTTCCTTCCATCTGACAGCTGAAGAGTGA</text:p>
      <text:p text:style-name="Preformatted_20_Text">Masked <text:s text:c="9"/>CTGCAGAGAGAAAGTGTTGTGTGAAGTAGTGTTTCCTTCCATCTGACAGCTGAAGA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CATCTTGCCACAGGACAGGTGTACAGTGGAAGAGGGGAAACACAACCCAATCACAT</text:p>
      <text:p text:style-name="Preformatted_20_Text">Masked <text:s text:c="9"/>CATACATCTTGCCACAGGACAGGTGTACAGTGGAAGAGGGGAAACACAACCCAATCA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CAGGTTTCCTAGTTAGCAGGTGCCAGCTACGGATTAAAATCGACAGTGCAAGGATA</text:p>
      <text:p text:style-name="Preformatted_20_Text">Masked <text:s text:c="9"/>CTCCCAGGTTTCCTAGTTAGCAGGTGCCAGCTACGGATTAAAATCGACAGTGCAAG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AGTCTTGGGGAAAAACAAACATACAAACAAACAAAAATAAAAACAAAAACAAACAA</text:p>
      <text:p text:style-name="Preformatted_20_Text">Masked <text:s text:c="9"/>GCAGAGTCTTGGGGNNNNNNNNNNNNNNNNNNNNNNNNNNNNNNNNNNNNNNNNNNNNNN</text:p>
      <text:p text:style-name="Preformatted_20_Text"><text:s text:c="16"/>************** <text:s text:c="45"/></text:p>
      <text:p text:style-name="Preformatted_20_Text"/>
      <text:p text:style-name="Preformatted_20_Text">Unmasked <text:s text:c="7"/>ACAAAAAAACAGAAGAGTAGGACCAGAAGCAATAATTCTTTTTTTTTTTTTTTTTTAATA</text:p>
      <text:p text:style-name="Preformatted_20_Text">Masked <text:s text:c="9"/>NNNNNNNNNNNGAAGAGTAGGACCAGAAGCAATAANNNNNNNNNNNNNNNNNNNNNAATA</text:p>
      <text:p text:style-name="Preformatted_20_Text"><text:s text:c="27"/>************************ <text:s text:c="20"/>****</text:p>
      <text:p text:style-name="Preformatted_20_Text"/>
      <text:p text:style-name="Preformatted_20_Text">Unmasked <text:s text:c="7"/>AAATGTGGATATATCAGCTGGCACTCTTATGCAGAGTATATACTCTACAAAAGCTGAAAG</text:p>
      <text:p text:style-name="Preformatted_20_Text">Masked <text:s text:c="9"/>AAATGTGGATATATCAGCTGGCACTCTTATGCAGAGTATATACTCTACAAAAGCTG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AAGGACTTCAGTAAGTGGAAAATATATTTTAGTTCTTCTCTGTGCTTTTTCAAAGG</text:p>
      <text:p text:style-name="Preformatted_20_Text">Masked <text:s text:c="9"/>CCAAAAGGACTTCAGTAAGTGGAAAATATATTTTAGTTCTTCTCTGTGCTTTTTCA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GAGGAAGACACTCTTATTTAACCTAATTTTCCTTTTTTTTTTTTTTTTTTTTTTTT</text:p>
      <text:p text:style-name="Preformatted_20_Text">Masked <text:s text:c="9"/>AGCAGAGGAAGACACTCTTATTTAACCTAATTTTCCNNNNNNNNNNNNNNNNNNNNNNNN</text:p>
      <text:p text:style-name="Preformatted_20_Text"><text:s text:c="16"/>************************************ <text:s text:c="23"/></text:p>
      <text:p text:style-name="Preformatted_20_Text"/>
      <text:p text:style-name="Preformatted_20_Text">Unmasked <text:s text:c="7"/>TTTTTTTAATGGGGGAGGAGGATTAACTGGGGGGTTTATAACACAGATTGACAATCACTT</text:p>
      <text:p text:style-name="Preformatted_20_Text">Masked <text:s text:c="9"/>NNNNNNNAATGGGGGAGGAGGATTAACTGGGGGGTTTATAACACAGATTGACAATCACTT</text:p>
      <text:p text:style-name="Preformatted_20_Text"><text:s text:c="23"/>*****************************************************</text:p>
      <text:p text:style-name="Preformatted_20_Text"/>
      <text:p text:style-name="Preformatted_20_Text">Unmasked <text:s text:c="7"/>TGAAGCCAGCCAACTTTGAAACCAACCTGCTATCATCTACAAGGATCAAAGTTCATTGGT</text:p>
      <text:p text:style-name="Preformatted_20_Text">Masked <text:s text:c="9"/>TGAAGCCAGCCAACTTTGAAACCAACCTGCTATCATCTACAAGGATCAAAGTTCAT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ATAAAAAGCTTTTTGACAGCCCAATGGACTTGGCCATAGAAAGGATGTTAGTATTA</text:p>
      <text:p text:style-name="Preformatted_20_Text">Masked <text:s text:c="9"/>AATGATAAAAAGCTTTTTGACAGCCCAATGGACTTGGCCATAGAAAGGATGTTAGT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TAAATCTTAGGCAGAAGTTCATACACAGATTTTTGTTGAAGTTTTTAAAATCATTTGG</text:p>
      <text:p text:style-name="Preformatted_20_Text">Masked <text:s text:c="9"/>CGTAAATCTTAGGCAGAAGTTCATACACAGATTTTTGTTGAAGTTTTTAAAATCATT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ATTGGGTTTTCATTTTTAATTATGATTGCCTTTGATTTGAATTCCTGTGGAAACA</text:p>
      <text:p text:style-name="Preformatted_20_Text">Masked <text:s text:c="9"/>ATTAAATTGGGTTTTCATTTTTAATTATGATTGCCTTTGATTTGAATTCCTGTGG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TGAAGTTAGTTTATGTTTTGAAATGTTGGTTATGGGATTGCAATTTAGGCTATGTC</text:p>
      <text:p text:style-name="Preformatted_20_Text">Masked <text:s text:c="9"/>TTCCTGAAGTTAGTTTATGTTTTGAAATGTTGGTTATGGGATTGCAATTTAGGCTATGT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ATATAGATGTCGATGACAAGAAGTATACTAGACTAAGAAATCATATAAATGACTGTTT</text:p>
      <text:p text:style-name="Preformatted_20_Text">Masked <text:s text:c="9"/>ATATATAGATGTCGATGACAAGAAGTATACTAGACTAAGAAATCATATAAATGAC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TTTAATTTAACTTCAACATTCTGAATTTTCCTGGGCTCCATCAAAAGAGGGGTGG</text:p>
      <text:p text:style-name="Preformatted_20_Text">Masked <text:s text:c="9"/>TTATTTTTAATTTAACTTCAACATTCTGAATTTTCNNNNNNNNNNNNNNNNNNNNNNNNN</text:p>
      <text:p text:style-name="Preformatted_20_Text"><text:s text:c="16"/>*********************************** <text:s text:c="24"/></text:p>
      <text:p text:style-name="Preformatted_20_Text"/>
      <text:p text:style-name="Preformatted_20_Text">Unmasked <text:s text:c="7"/>CCAGCAGGGACAGGGAGGTGATTGTTCCCCTCTACTCTGCTCTTGTGAGGCCCCATC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TACTGCGTCCAGGTCTGGAGCCCCCAGTACAAGAAAGACAGGGAACTGTTGAAAAG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CAGAGGAGGGCCACAAAGATGATCAGGGGACTGGAGCACCTCCCCTATGAGGACAG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AGGGAGCTGGGCTTGTTCAGCCTGGAGAAAAGAAGGCTGTGGGGTGACCTCATTG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TTCAGTACCTAAAGGGAGCCTACAAACAGGAGGGGAATCAACTCTTTGAAAGGG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GACAGCAGGACAAGGGGAAATGGTTTTAAGTTGAGGGAAGGGAGATTGAGAAATT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CAGAGAGAGTGGTGAGGTGCTGGAACAGGCTGCCCAGAGAGGTTGTGGATGCCCTG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GCAGGTGTTCAAGTCCAGATTGGATGGGGCCCTGGGCAGCCTGGTCTAGTATTAA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GAGGTTGGTGGCCCTGCATGTGGCAGGGGGGTTGGAGCTTCATGATCCTTGAGG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TCCAACCCTGGCAATTCTGTGATTTTGTGATTCTGTGAATTTAACATTTTTCCAGATG</text:p>
      <text:p text:style-name="Preformatted_20_Text">Masked <text:s text:c="9"/>NNNNNNNNNNNNNNNNNNNNNNNNNNNNGTGATTCTGTGAATTTAACATTTTTCCAGATG</text:p>
      <text:p text:style-name="Preformatted_20_Text"><text:s text:c="44"/>********************************</text:p>
      <text:p text:style-name="Preformatted_20_Text"/>
      <text:p text:style-name="Preformatted_20_Text">Unmasked <text:s text:c="7"/>CCTAATTTCATTTCTGGCAATCTTATAAACTGTGTTGGTCACACTACTTCACACTTACCA</text:p>
      <text:p text:style-name="Preformatted_20_Text">Masked <text:s text:c="9"/>CCTAATTTCATTTCTGGCAATCTTATAAACTGTGTTGGTCACACTACTTCACACTTACCN</text:p>
      <text:p text:style-name="Preformatted_20_Text"><text:s text:c="16"/>*********************************************************** </text:p>
      <text:p text:style-name="Preformatted_20_Text"/>
      <text:p text:style-name="Preformatted_20_Text">Unmasked <text:s text:c="7"/>AAAAAAAAAAAAAAAAGGTGTTGAGGTTTGACTAGTATTTTGAAAAGTATCAAAAACATA</text:p>
      <text:p text:style-name="Preformatted_20_Text">Masked <text:s text:c="9"/>NNNNNNNNNNNNNNNNGGTGTTGAGGTTTGACTAGTATTTTGAAAAGTATCAAAAACATA</text:p>
      <text:p text:style-name="Preformatted_20_Text"><text:s text:c="32"/>********************************************</text:p>
      <text:p text:style-name="Preformatted_20_Text"/>
      <text:p text:style-name="Preformatted_20_Text">Unmasked <text:s text:c="7"/>ACAGGCTTATTTGCCAGACAATGTGATAGGGCATTGGCTTGATAGAAGGAAGAAGAACAA</text:p>
      <text:p text:style-name="Preformatted_20_Text">Masked <text:s text:c="9"/>ACAGGCTTATTTGCCAGACAATGTGATAGGGCATTGGCTTGATAGAAGGAAGAAGAACA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GGGTTCTGCCCATATGTGCCATAGAAACTATATTCAGTATATATTTTACTTGTTCCTCTC</text:p>
      <text:p text:style-name="Preformatted_20_Text">Masked <text:s text:c="9"/>GGGTTCTGCCCATATGTGCCATAGAAACTATATTCAGTATATATTTTACTTGTTCC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CAGCACAATTGTCCTGAAGTTATGTTTTTGAAGAGTGTTTTCCAACCCTCCTTCTC</text:p>
      <text:p text:style-name="Preformatted_20_Text">Masked <text:s text:c="9"/>TAACCAGCACAATTGTCCTGAAGTTATGTTTTTGAAGAGTGTTTTCCAACCCTCCT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CATTGCAGCACCAGCTTAAGGAACTTCTCATACGGTCTCTCCTCTTATGCTGTTATT</text:p>
      <text:p text:style-name="Preformatted_20_Text">Masked <text:s text:c="9"/>CTCCATTGCAGCACCAGCTTAAGGAACTTCTCATACGGTCTCTCCTCTTATGCTG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TCCTGTGTCTCTTTGCATTAACAAACATGATGTTATGTAACCTCAAACAGTAAAAT</text:p>
      <text:p text:style-name="Preformatted_20_Text">Masked <text:s text:c="9"/>CTAATCCTGTGTCTCTTTGCATTAACAAACATGATGTTATGTAACCTCAAACAGT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TAGACTGAAAAGCAGCTCTTTTCCCATGCCTCACTCTTTCTTTCTTCTTCTTTCCT</text:p>
      <text:p text:style-name="Preformatted_20_Text">Masked <text:s text:c="9"/>AATCTAGACTGAAAAGCAGCTCTTTTCCCATGCCTCACTCTTTCTTTCTTCTTCTT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TATCTTCAATCTGCATCTTTTCAAAGATACATGATATAGAACAGTATTTAGCAGCA</text:p>
      <text:p text:style-name="Preformatted_20_Text">Masked <text:s text:c="9"/>TGAATATCTTCAATCTGCATCTTTTCAAAGATACATGATATAGAACAGTATTTAGC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CTGAGGAGATGTGGGTGAGGAACTGCTTTTTATATTGAAACTTCACCTTCAACTGTA</text:p>
      <text:p text:style-name="Preformatted_20_Text">Masked <text:s text:c="9"/>AACCTGAGGAGATGTGGGTGAGGAACTGCTTTTTATATTGAAACTTCACCTTCAAC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AAAATTGTGGAGGTCAATATACAGCATCATACCTTTTTAACAGTTTACAAGTGTAA</text:p>
      <text:p text:style-name="Preformatted_20_Text">Masked <text:s text:c="9"/>ACAAAAAATTGTGGAGGTCAATATACAGCATCATACCTTTTTAACAGTTTACAAGT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GTGGTATCCCATGCCACACATCAACACTAAGAAAGTGTTATTTCCTCAGAAGGAAC</text:p>
      <text:p text:style-name="Preformatted_20_Text">Masked <text:s text:c="9"/>CTGTGTGGTATCCCATGCCACACATCAACACTAAGAAAGTGTTATTTCCTCAGAAGG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AGCCAAGGTGACTGCAGAGCATAACGGCACAAGCTTTTCTTCTATTGTGAATTTTC</text:p>
      <text:p text:style-name="Preformatted_20_Text">Masked <text:s text:c="9"/>TACTAGCCAAGGTGACTGCAGAGCATAACGGCACAAGCTTTTCTTCTATTGTGAA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ATGTTGTGAAACTGTTTACTTACAGGAGAATTTGCAGAAACTAAGTACACCATGA</text:p>
      <text:p text:style-name="Preformatted_20_Text">Masked <text:s text:c="9"/>CACTGATGTTGTGAAACTGTTTACTTACAGGAGAATTTGCAGAAACTAAGTACACC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GCAAACAAATGATGACTTAGAAGTAGAATGCTGCAAGAAATCATGCAATGCTACTTA</text:p>
      <text:p text:style-name="Preformatted_20_Text">Masked <text:s text:c="9"/>GTGGCAAACAAATGATGACTTAGAAGTAGAATGCTGCAAGAAATCATGCAATGCTA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CATTTAAAACTGTATTTGCCCAGCGTCAGTAACCTCACGTTTCTATCATACATGCT</text:p>
      <text:p text:style-name="Preformatted_20_Text">Masked <text:s text:c="9"/>CTGACATTTAAAACTGTATTTGCCCAGCGTCAGTAACCTCACGTTTCTATCATACA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TTCCATAAACCCAAACCTTGATCCTGGATTGTCATCTTCCTCAACATAGTTTACACA</text:p>
      <text:p text:style-name="Preformatted_20_Text">Masked <text:s text:c="9"/>CCCTTCCATAAACCCAAACCTTGATCCTGGATTGTCATCTTCCTCAACATAGTTTA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GGATCCTAGTCTATTGTCTACATTCTTATAAAACATCTTCAGCTCTGCAAAAAAA</text:p>
      <text:p text:style-name="Preformatted_20_Text">Masked <text:s text:c="9"/>AACAGGGATCCTAGTCTATTGTCTACATTCTTATAAAACATCTTCAGCTCTGCAAAAAA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AATCTTAACTGTATGTCATGGATTGAATCTTTGCCATGTGACAGGCCTAGCCCCCTTTG</text:p>
      <text:p text:style-name="Preformatted_20_Text">Masked <text:s text:c="9"/>GAATCTTAACTGTATGTCATGGATTGAATCTTTGCCATGTGACAGGCCTAGCCCCC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CCCTTTCCCCTGTGGAAACCAGAAGAGAAGTAAGAAGGAGGAGTTGTTGCTCACA</text:p>
      <text:p text:style-name="Preformatted_20_Text">Masked <text:s text:c="9"/>TCCCACCCTTTCCCCTGTGGAAACCAGAAGAGAAGTAAGAAGGAGGAGTTGTTGCT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CACAGAATCACAGAATGGCCAGGGTTGGAAGGGACCTCAAGGATCATGAATCTCCA</text:p>
      <text:p text:style-name="Preformatted_20_Text">Masked <text:s text:c="9"/>GAATCACNNNNNNNNNNNNNNNNNNNNNNNNNNNNNNNNNNNNNNNNNNNNNNNNNNNNN</text:p>
      <text:p text:style-name="Preformatted_20_Text"><text:s text:c="16"/>******* <text:s text:c="52"/></text:p>
      <text:p text:style-name="Preformatted_20_Text"/>
      <text:p text:style-name="Preformatted_20_Text">Unmasked <text:s text:c="7"/>ACCCCTCTGCCACATGCAGGCAGGGCCATCAACCTCCTCATTTAATGCTAGACCAGG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AGGGCCCCCTCCAATCTGGCCTTGAATACTTCAAGGATGGGGCATCCACAACCT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GGCTGCCTGTTCCAGTACCTCACCTCTCTCTCTGTAAAGAATTTCAAACTCAATTGTA</text:p>
      <text:p text:style-name="Preformatted_20_Text">Masked <text:s text:c="9"/>NNNNNNNNNNNNNNNNNNNNNNNNNNNNNNNNNNNNNNNNNNNNNNNAAACTCAATTGTA</text:p>
      <text:p text:style-name="Preformatted_20_Text"><text:s text:c="63"/>*************</text:p>
      <text:p text:style-name="Preformatted_20_Text"/>
      <text:p text:style-name="Preformatted_20_Text">Unmasked <text:s text:c="7"/>GATCTTCAGCAACAGTTCCAATTCCATCTTGATATCATAATACCTATGGAAAACCATGAC</text:p>
      <text:p text:style-name="Preformatted_20_Text">Masked <text:s text:c="9"/>GATCTTCAGCAACAGTTCCAATTCCATCTTGATATCATAATACCTATGGAAAACCA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TATCCTCTTTCTGAGTCATATTTAACTGTGCTTTGACTTTGATCCTGCACTCTCAG</text:p>
      <text:p text:style-name="Preformatted_20_Text">Masked <text:s text:c="9"/>ACTGTATCCTCTTTCTGAGTCATATTTAACTGTGCTTTGACTTTGATCCTGCACTC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TCACTCAGTCTCTCTGCATTAACTGAGCTCAGAGAACAGGCTGAGAAACAGATATC</text:p>
      <text:p text:style-name="Preformatted_20_Text">Masked <text:s text:c="9"/>CCATTCACTCAGTCTCTCTGCATTAACTGAGCTCAGAGAACAGGCTGAGAAACAGAT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AAGTCCAACTGCAGAGTCCAGAAAGTTACAGCTAGTCAGCTAATGAGTAATAGCTAC</text:p>
      <text:p text:style-name="Preformatted_20_Text">Masked <text:s text:c="9"/>CGAAAGTCCAACTGCAGAGTCCAGAAAGTTACAGCTAGTCAGCTAATGAGTAATAG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GTTTGAAGGCACTGTTCAGCCATATAATAAGCTCACTAATAATAACTTGTAGGAGGCA</text:p>
      <text:p text:style-name="Preformatted_20_Text">Masked <text:s text:c="9"/>GTGTTTGAAGGCACTGTTCAGCCATATAATAAGCTCACTAATAATAACTTGTAGGA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TTATTCTGCAGTTTAGATGTGGAAGAGGTAGCTTCTGAACAGAAACAACTACAGGCAA</text:p>
      <text:p text:style-name="Preformatted_20_Text">Masked <text:s text:c="9"/>CGTTATTCTGCAGTTTAGATGTGGAAGAGGTAGCTTCTGAACAGAAACAACTACAG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GGCAAAGCTGAGTCACTTCTGTCTTATTTCAAAGTACTTAATGTAGCGCTAATAGT</text:p>
      <text:p text:style-name="Preformatted_20_Text">Masked <text:s text:c="9"/>AGCAGGCAAAGCTGAGTCACTTCTGTCTTATTTCAAAGTACTTAATGTAGCGCTAA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GTCTGTTTTTACCAATTGCCTTGTGTGTATTCACATAGTTTATAAACTCAAGAGCA</text:p>
      <text:p text:style-name="Preformatted_20_Text">Masked <text:s text:c="9"/>ATACGTCTGTTTTTACCAATTGCCTTGTGTGTATTCACATAGTTTATAAACTCAAG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ATCTATAAAGGAAGGACAAAATCTATAGAATCACAAAATCATAGAATCATCAAACT</text:p>
      <text:p text:style-name="Preformatted_20_Text"><text:soft-page-break/>Masked <text:s text:c="9"/>GAGAATCTATAAAGGAAGGACAAAATCTATANNNNNNNNNNNNNNNNNNNNNNNNNNNNN</text:p>
      <text:p text:style-name="Preformatted_20_Text"><text:s text:c="16"/>******************************* <text:s text:c="28"/></text:p>
      <text:p text:style-name="Preformatted_20_Text"/>
      <text:p text:style-name="Preformatted_20_Text">Unmasked <text:s text:c="7"/>TGGAAAAGACCTCCAAGATCATCTAGTCTAACCATTCACCTATCACCAATATTTTCCT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AAAGTACTTAGCACTTGACCATTTCCGACATTCACGAGTCAGCTGGAAATACCAATAT</text:p>
      <text:p text:style-name="Preformatted_20_Text">Masked <text:s text:c="9"/>NNNNNGTACTTAGCACTTGACCATTTCCGACATTCACGAGTCAGCTGGAAATACCAATAT</text:p>
      <text:p text:style-name="Preformatted_20_Text"><text:s text:c="21"/>*******************************************************</text:p>
      <text:p text:style-name="Preformatted_20_Text"/>
      <text:p text:style-name="Preformatted_20_Text">Unmasked <text:s text:c="7"/>CAGCATTATTTTTCAAGAAGCTTCGCAATGCGAAGGACAAGAAATTGAAAGGGTTTCCCA</text:p>
      <text:p text:style-name="Preformatted_20_Text">Masked <text:s text:c="9"/>CAGCATTATTTTTCAAGAAGCTTCGCAATGCGAAGGACAAGAAATTGAAAGGGTTT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CACAGACAAAAATATCTGATGCTCAATCTGTGGTGCTTGAAGTTGTAAACTTAGTTC</text:p>
      <text:p text:style-name="Preformatted_20_Text">Masked <text:s text:c="9"/>AGACACAGACAAAAATATCTGATGCTCAATCTGTGGTGCTTGAAGTTGTAAACTTA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CTATAATTAGTTCCTGCTGAGTGCAACCATCGAAAAGTTTGTTATTAAAAGATTAAG</text:p>
      <text:p text:style-name="Preformatted_20_Text">Masked <text:s text:c="9"/>CACCTATAATTAGTTCCTGCTGAGTGCAACCATCGAAAAGTTTGTTATTAAAAGAT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CACTGAAATCTTTTAAATATTCCCCACATCAAAGTACTGTATTAGTGAAAAAAGA</text:p>
      <text:p text:style-name="Preformatted_20_Text">Masked <text:s text:c="9"/>AATATCACTGAAATCTTTTAAATATTCCCCACATCAAAGTACTGTATTAGTGAAA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ATATTACAGATATCAGAGATTGGTGTTACACAGTATCTCCCTCAAGTGAACATAGT</text:p>
      <text:p text:style-name="Preformatted_20_Text">Masked <text:s text:c="9"/>AGTGATATTACAGATATCAGAGATTGGTGTTACACAGTATCTCCCTCAAGTGAACAT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GGTGAGCTCTACAGCATAGTTCTTGTTGGAGTTCTTGTTTCTTTGGGTTATTCCTG</text:p>
      <text:p text:style-name="Preformatted_20_Text">Masked <text:s text:c="9"/>GTTTGGTGAGCTCTACAGCATAGTTCTTGTTGGAGTTCTTGTTTCTTTGGGTTATT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ATAAGCAGAAGTAAAGGAACTTAAAACTGGAAGTAATAGTTTTTACCTTCTGTACC</text:p>
      <text:p text:style-name="Preformatted_20_Text">Masked <text:s text:c="9"/>CCATATAAGCAGAAGTAAAGGAACTTAAAACTGGAAGTAATAGTTTTTACCTTCTG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GTCGACAGTGAATCAACAGGATTTGAATATATTTCTTGGAACCTGTTAATGATACAC</text:p>
      <text:p text:style-name="Preformatted_20_Text">Masked <text:s text:c="9"/>CACGTCGACAGTGAATCAACAGGATTTGAATATATTTCTTGGAACCTGTTAATGATA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CAGAAAAAAAAAAAAAAAAAAAGAAAAAAAAATCACTTTTTAGCCATGTGACTGCC</text:p>
      <text:p text:style-name="Preformatted_20_Text">Masked <text:s text:c="9"/>CAACCAGNNNNNNNNNNNNNNNNNNNNNNNNNNNNNTCACTTTTTAGCCATGTGACTGCC</text:p>
      <text:p text:style-name="Preformatted_20_Text"><text:s text:c="16"/>******* <text:s text:c="28"/>************************</text:p>
      <text:p text:style-name="Preformatted_20_Text"/>
      <text:p text:style-name="Preformatted_20_Text">Unmasked <text:s text:c="7"/>ATGGAAAGGTGATTTGACAAAATAGGCCAAGGTTTCATTCCAACTACCAAATAACACTCC</text:p>
      <text:p text:style-name="Preformatted_20_Text">Masked <text:s text:c="9"/>ATGGAAAGGTGATTTGACAAAATAGGCCAAGGTTTCATTCCAACTACCAAATAACA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ATATAATTCAGGTTAAACTGCAAAGCACCGAGTTTTTTAACTTATCCTTTCTCCCA</text:p>
      <text:p text:style-name="Preformatted_20_Text">Masked <text:s text:c="9"/>TATTATATAATTCAGGTTAAACTGCAAAGCACCGAGTTTTTTAACTTATCCTTTCT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GTGTTTTAGAATACAACAACAGTTGTAACATAGCATATATTAAAAGGTTAAAATCCAA</text:p>
      <text:p text:style-name="Preformatted_20_Text">Masked <text:s text:c="9"/>TCGTGTTTTAGAATACAACAACAGTTGTAACATAGCATATATTAAAAGGTTAAAATCCA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GACTGTGAGAAGAGACTCTGAAATTGTTAATGGTTACAGTTAGTGTAGAGTTTCCAGCTG</text:p>
      <text:p text:style-name="Preformatted_20_Text">Masked <text:s text:c="9"/>GACTGTGAGAAGAGACTCTGAAATTGTTAATGGTTACAGTTAGTGTAGAGTTTCCA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GGAATAACTGCAAGTGTCAGTACAGGTTGGGACATGACCTGCTGGAGAGGAGCTCT</text:p>
      <text:p text:style-name="Preformatted_20_Text">Masked <text:s text:c="9"/>GGAAGGAATAACTGCAAGTGTCAGNNNNNNNNNNNNNNNNNNNNNNNNNNNNNNNNNNNN</text:p>
      <text:p text:style-name="Preformatted_20_Text"><text:s text:c="16"/>************************ <text:s text:c="35"/></text:p>
      <text:p text:style-name="Preformatted_20_Text"/>
      <text:p text:style-name="Preformatted_20_Text">Unmasked <text:s text:c="7"/>GTGGAGAAGGACCTGGGTGTCCTGGTGGACAGCAGGTTGGCAATGAGCCAGCAGTGTG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GTGTCCAAGAAGGCCAATGGCATCCTGGGGTGCATTATAAAGGAGTGTGGACAG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CGAGGGAGGTGATCCTCCCCCTCTACTCTGCCCTGCTCAGCCCTAACCTGAAGTAC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ACCAGTTCTGGGCTCCCTCGTACAAAAAAGACAGGGATCTCCTGAAAAGAGTCCA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GGGACACAAAGACGACAGAGGGCCTGAAACATCTCCTCTGTGAAGAAAGGCTGAG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TGGTTCTGTTCAGCACTGAGAAAAGGAGATTGAGAGGGGATCTTATTTATGTTCAT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TTGTAAGTGAGGGAGTCAAAGTGACACGGCCATCCTCTTTTCAGTGGTCTGTGG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AACAAGCACAATGGCCATAAAATTGAGCATAGGATGTTCAACACAAATATACGA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CTTCTTTACAGAGAGGGTAATGGAGCACTGGAACAGGCTGTCCAGGGGGGTTGTG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CCTTCTCCTTGAATATCTATTCAAGACTCACCAGTACACCTACCTATGCAGCCTG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GGGAGCCTACTTTGCTTGCTGGACTGGATGACCTCTGGAGGCCTCTTCCAACCCC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ATTCTGTGATTCTCTGATTATACTAAATATTAATTATCACATAAAAACTCATGAAAGA</text:p>
      <text:p text:style-name="Preformatted_20_Text">Masked <text:s text:c="9"/>NNNNNNNNNNNNNNNCTGATTATACTAAATATTAATTATCACATAAAAACTCATGAAAGA</text:p>
      <text:p text:style-name="Preformatted_20_Text"><text:s text:c="31"/>*********************************************</text:p>
      <text:p text:style-name="Preformatted_20_Text"/>
      <text:p text:style-name="Preformatted_20_Text">Unmasked <text:s text:c="7"/>GTGCAGAGGGAGAATGGTGAAAGAATCATGGCAACAATCATTCAACTTGAGCCTTCATTT</text:p>
      <text:p text:style-name="Preformatted_20_Text">Masked <text:s text:c="9"/>GTGCAGAGGGAGAATGGTGAAAGAATCATGGCAACAATCATTCAACTTGAGCCTTCATT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CTCTGTTCCACATGTTTTCAAATTCAGCCATACATGTTACAGGTACTTACTTGAGAGTA</text:p>
      <text:p text:style-name="Preformatted_20_Text">Masked <text:s text:c="9"/>TCTCTGTTCCACATGTTTTCAAATTCAGCCATACATGTTACAGGTACTTACTTGAG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AAAGTGTGAATTGATGTCAGTTGCATATTATTAAAATATTTTTTTGTCTTGAGTTTG</text:p>
      <text:p text:style-name="Preformatted_20_Text">Masked <text:s text:c="9"/>CCTAAAGTGTGAATTGATGTCAGTTGCATATTATTAAAATATTTTTTTGTCTTGAG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GATTGCTTGACTTTCCAAAATTAATTGTGAACATTGTTCGTTTGCTTTTGTTAAG</text:p>
      <text:p text:style-name="Preformatted_20_Text">Masked <text:s text:c="9"/>TCAAAGATTGCTTGACTTTCCAAAATTAATTGTGAACATTGTTCGTTTGCTTTTGT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CATCTTTTTAAAGCAAAAGTAGGCTGCTTACCACTAATATGACTTGTGCACTTGCT</text:p>
      <text:p text:style-name="Preformatted_20_Text">Masked <text:s text:c="9"/>TAAACATCTTTTTAAAGCAAAAGTAGGCTGCTTACCACTAATATGACTTGTGCACT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CACAAACGTGTCTGATATTGAAGTTTTTAATTCAGTGACAAGGAAGAAAAAAAAAAA</text:p>
      <text:p text:style-name="Preformatted_20_Text">Masked <text:s text:c="9"/>ACCCACAAACGTGTCTGATATTGAAGTTTTTAATTCAGTGACAAGGAAGAAAAA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CAATAAAAAATCACATAACATTGACAAGGCCTAAATTGTAAAGGCCTTGTAAAATC</text:p>
      <text:p text:style-name="Preformatted_20_Text">Masked <text:s text:c="9"/>TCAGCAATAAAAAATCACATAACATTGACAAGGCCTAAATTGTAAAGGCCTTGTAA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AAAGGCCCTTTGCTACCCTCTATCCTGGGAAAGCTCATGGTAAATGAGCTAGGTGA</text:p>
      <text:p text:style-name="Preformatted_20_Text">Masked <text:s text:c="9"/>TTGTAAAGGCCCTTTGCTACCCTCTATCCTGGGAAAGCTCATGGTAAATGAGCTAG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CCAAAGAGTCACAGATACCTGCTGCAAGTCTTTTGCTCAGAAGGGTTAACAGTGAG</text:p>
      <text:p text:style-name="Preformatted_20_Text">Masked <text:s text:c="9"/>ATACCCAAAGAGTCACAGATACCTGCTGCAAGTCTTTTGCTCAGAAGGGTTAACAG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GTACCTTGCTTGGAGCTGGGATGTTTATTAGGAAAGGGTTTCTGTTTTGCTTCTCC</text:p>
      <text:p text:style-name="Preformatted_20_Text">Masked <text:s text:c="9"/>AGCAGTACCTTGCTTGGAGCTGGGATGTTTATTAGGAAAGGGTTTCTGTTTTGCTTC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AAAAACAAATGAGCTGGCAGGTGTTTAACACGTGAAAAGAGTGAGAAGGTTGCATG</text:p>
      <text:p text:style-name="Preformatted_20_Text">Masked <text:s text:c="9"/>AACTAAAAACAAATGAGCTGGCAGGTGTTTAACACGTGAAAAGAGTGAGAAGGTTG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GCATGGGGAGCACAGAGACATCTCTTTCTCCCTCCAACAGAGTTTGCACAACTGC</text:p>
      <text:p text:style-name="Preformatted_20_Text">Masked <text:s text:c="9"/>TGAAGGCATGGGGAGCACAGAGACATCTCTTTCTCCCTCCAACAGAGTTTGCACAA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AGTGATTTGCATGTTCTTGAACTTTATTTTTCTTCCCAGGCAGAGGTAGGGAAGG</text:p>
      <text:p text:style-name="Preformatted_20_Text">Masked <text:s text:c="9"/>TGGTGAGTGATTTGCATGTTCTTGAACTTTATTTTTCTTCCCAGGCAGAGGTAGGG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GTTGAGGGAAAAGGGAAGTTAGGGGTGTTTTGCTAAGGATGTCTGTTCCTCTTGCT</text:p>
      <text:p text:style-name="Preformatted_20_Text">Masked <text:s text:c="9"/>ACATGTTGAGGGAAAAGGGAAGTTAGGGGTGTTTTGCTAAGGATGTNNNNNNNNNNNNNN</text:p>
      <text:p text:style-name="Preformatted_20_Text"><text:s text:c="16"/>********************************************** <text:s text:c="13"/></text:p>
      <text:p text:style-name="Preformatted_20_Text"/>
      <text:p text:style-name="Preformatted_20_Text">Unmasked <text:s text:c="7"/>TTTCCACTTCTTCTTCCTGCTGGTAACAGCAGTTGGGGGCATGCTGAGGGGAAAGCCAGG</text:p>
      <text:p text:style-name="Preformatted_20_Text">Masked <text:s text:c="9"/>NNNNNNNNNNNNNNNNNNGCTGGTAACAGCAGTTGGGGGCATGCTGAGGGGAAAGCCAGG</text:p>
      <text:p text:style-name="Preformatted_20_Text"><text:s text:c="34"/>******************************************</text:p>
      <text:p text:style-name="Preformatted_20_Text"/>
      <text:p text:style-name="Preformatted_20_Text">Unmasked <text:s text:c="7"/>CCAAATAGTTCCCCACCAAAACATTTATACTGGGGTATATGTGGGAGGTAACTGAAATAA</text:p>
      <text:p text:style-name="Preformatted_20_Text">Masked <text:s text:c="9"/>CCAAATAGTTCCCCACCAAAACATTTATACTGGGGTATATGTGGGAGGTAACTGAAATA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TTCTGTATGAAAGCTGCTTCCTCCCTCATGTCCCATCATATCTGCTGAGGGTAAAGCCA</text:p>
      <text:p text:style-name="Preformatted_20_Text">Masked <text:s text:c="9"/>CTTCTGTATGAAAGCTGCTTCCTCCCTCATGTCCCATCATATCTGCTGAGGGTAAA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CAGCAGATAATTCCCCACTTGACCATGTATACTCCTCACTTACCACCAAATACTCCC</text:p>
      <text:p text:style-name="Preformatted_20_Text">Masked <text:s text:c="9"/>GGCCAGCAGATAATTCCCCACTTGACCATGTATACTCCTCACTTACCACCAAATACT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TCCACTTCAGGATTCCTCTCTTCTCCTTTTCCTGCTTCCAGGACACAGTAACTACT</text:p>
      <text:p text:style-name="Preformatted_20_Text">Masked <text:s text:c="9"/>TTCCTCCACTTCAGGATTCCTCTCTTCTCCTTTTCCTGCTTCCAGGACACAGTAAC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TGGCCATGCCAAGGTCCCAGCCTTGCTGGTCCCAGCCAGTCATAGGGCCTTCCCT</text:p>
      <text:p text:style-name="Preformatted_20_Text">Masked <text:s text:c="9"/>AAAGGTGGCCATGCCAAGGTCCCAGCCTTGCTGGTCCCAGCCAGTCATAGGGCCTTC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TTCTGAGTTTGGGTAGGGATAATGCAGAGAGGCAGAACTAAGGTGAGGCAGGGCAG</text:p>
      <text:p text:style-name="Preformatted_20_Text">Masked <text:s text:c="9"/>GGCATTCTGAGTTTGGGTAGGGATAATGCAGAGAGGCAGAACTAAGGTGAGGCAGG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CAGGCTCTGCTGAGGTGCATGTGGGGACAGAGGGAGCACAACTTTGTGAGGGGAGAC</text:p>
      <text:p text:style-name="Preformatted_20_Text">Masked <text:s text:c="9"/>GGCCAGGCTCTGCTGAGGTGCATGTGGGGACAGAGGGAGCACAACTTTGTGAGGGGA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GGCTGCCCACTCTTTCCAGCTGTCAGCGCTCCTTTCCCCACACAAAATGCCCCAGC</text:p>
      <text:p text:style-name="Preformatted_20_Text">Masked <text:s text:c="9"/>AAATGGCTGCCCACTCTTTCCAGCTGTCAGCGCTCCTTTCCCCACACAAAATGCCC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CTCACTGTAGCCCTGCAACGCTCCTCCACCCTCCTTATCCCATTTTCTATAGCCTT</text:p>
      <text:p text:style-name="Preformatted_20_Text">Masked <text:s text:c="9"/>CCAACTCACTGTAGCCCTGCAACGCTCCTCCACCCTCCTTATCCCATTTTCTATAG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CTCACCTACTGATTCTAACAGCTTCCTGCCTCGCACGCCTTACCAAGATGGCCCTCA</text:p>
      <text:p text:style-name="Preformatted_20_Text">Masked <text:s text:c="9"/>CCCCTCACCTACTGATTCTAACAGCTTCCTGCCTCGCACGCCTTACCAAGATGGCC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CCATGGACAGGATATCTGAACATCCTTCCCACGAGCCCAGAGCACACACTACTGAAA</text:p>
      <text:p text:style-name="Preformatted_20_Text">Masked <text:s text:c="9"/>GACCCATGGACAGGATATCTGAACATCCTTCCCACGAGCCCAGAGCACACACTA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AGCAGTCAGCTTAACACACATCACCTGCTATTTAGCTCATTAAACTGTCTAATCAA</text:p>
      <text:p text:style-name="Preformatted_20_Text">Masked <text:s text:c="9"/>ACTCAGCAGTCAGCTTAACACACATCACCTGCTATTTAGCTCATTAAACTGTCTAA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CCATCTGTGCCAGCTGTGCCCCTCAGCAAGGCATGAACTGTGGTGTGCGGGAAGTT</text:p>
      <text:p text:style-name="Preformatted_20_Text">Masked <text:s text:c="9"/>GCTGCCATCTGTGCCAGCTGTGCCCCTCAGCAAGGCATGAACTGTGGTGTGCGGGA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GTAATGTGGTGCGTCTGAGCATGTCAGGGCTACTGGCCAACACAGTAGGCCCTGCA</text:p>
      <text:p text:style-name="Preformatted_20_Text">Masked <text:s text:c="9"/>AGGGGTAATGTGGTGCGTCTGAGCATGTCAGGGCTACTGGCCAACACAGTAGGCCC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AGAGAGTTTTTCTGGTGCCTGTGGACCATTTATTAAAGGCTCGGCATTCCCATCTA</text:p>
      <text:p text:style-name="Preformatted_20_Text">Masked <text:s text:c="9"/>ATCAAGAGAGTTTTTCTGGTGCCTGTGGACCATTTATTAAAGGCTCGGCATTCCCA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AGAGACAGGTTTTGCATCCAAACACAGGTTTTGCCTTCAAGGAAATGTTTCTTAGGG</text:p>
      <text:p text:style-name="Preformatted_20_Text"><text:soft-page-break/>Masked <text:s text:c="9"/>GTCAGAGACAGGTTTTGCATCCAAACACAGGTTTTGCCTTCAAGGAAATGTTTCTTA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AGCCAACAGAGCTCAGGTCAAGCTATAAAAAAAAAAAAAAAAACTTCTGTCTTTTC</text:p>
      <text:p text:style-name="Preformatted_20_Text">Masked <text:s text:c="9"/>TCTGAGCCAACAGAGCTCAGGTCAAGCTATNNNNNNNNNNNNNNNNNCTTCTGTCTTTTC</text:p>
      <text:p text:style-name="Preformatted_20_Text"><text:s text:c="16"/>****************************** <text:s text:c="16"/>*************</text:p>
      <text:p text:style-name="Preformatted_20_Text"/>
      <text:p text:style-name="Preformatted_20_Text">Unmasked <text:s text:c="7"/>AAATATAAAATTGTTTTGTACTACAGGGGTTTTACATCAGCTTTTGATGTTCACGGGAAG</text:p>
      <text:p text:style-name="Preformatted_20_Text">Masked <text:s text:c="9"/>AAATATAAAATTGTTTTGTACTACAGGGGTTTTACATCAGCTTTTGATGTTCACGG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ATGCTCTGAAAGGAGTGGTTTAGTGCAGTGCTTACAGCCAAGCTGATCCCCAAGGA</text:p>
      <text:p text:style-name="Preformatted_20_Text">Masked <text:s text:c="9"/>AACTATGCTCTGAAAGGAGTGGTTTAGTGCAGTGCTTACAGCCAAGCTGATCCCCAA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CACATGACTGTGACACTCTGGAGTATACTGGGCTTTCCTCCATAGCAGAAACATCT</text:p>
      <text:p text:style-name="Preformatted_20_Text">Masked <text:s text:c="9"/>CAAGCACATGACTGTGACACTCTGGAGTATACTGGGCTTTCCTCCATAGCAGAAAC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ACAAAGTTTAATGGGCATGGGGAAGTTCTGACATCATCTTTTGCCTTCTTTCTTC</text:p>
      <text:p text:style-name="Preformatted_20_Text">Masked <text:s text:c="9"/>TCTTTACAAAGTTTAATGGGCATGGGGAAGTTCTGACATCATCTTTTGCCTTCTTT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TTCAAAAGCTGCCTCCCGTTAGTATAAAGAGATCTTGAGATGGTAATTATATTCAA</text:p>
      <text:p text:style-name="Preformatted_20_Text">Masked <text:s text:c="9"/>AGTTTTCAAAAGCTGCCTCCCGTTAGTATAAAGAGATCTTGAGATGGTAATTATATT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TTCAAGGTTATAAGGATTTAATTATGGCAGTCTAAAAGAACCACAGCATCAACTTG</text:p>
      <text:p text:style-name="Preformatted_20_Text">Masked <text:s text:c="9"/>CACTTTCAAGGTTATAAGGATTTAATTATGGCAGTCTAAAAGAACCACAGCATCAA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GCTTTCAGGGTATCCTGCCTGTCAGCTGTCCACAAATAGTATCTGGGAAGCCCAGC</text:p>
      <text:p text:style-name="Preformatted_20_Text">Masked <text:s text:c="9"/>ATGTGCTTTCAGGGTATCCTGCCTGTCAGCTGTCCACAAATAGTATCTGGGAAGCC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GCCGTATATATGACAGTGCATTTAGACATGAGACAATGCCGTTAATTTGCTCATGA</text:p>
      <text:p text:style-name="Preformatted_20_Text">Masked <text:s text:c="9"/>TGTTGCCGTATATATGACAGTGCATTTAGACATGAGACAATGCCGTTAATTTGCTC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CATCAAACTTGTGTTAGAAATACTAAAACTGCTTTCAAATATCAACTTCGTGGAATT</text:p>
      <text:p text:style-name="Preformatted_20_Text">Masked <text:s text:c="9"/>CCACATCAAACTTGTGTTAGAAATACTAAAACTGCTTTCAAATATCAACTTCGTGG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TAGCACGCATTTCAGGAAGTCTGGCCCTGTCTTGCAGACACAAAGATAACACAGTC</text:p>
      <text:p text:style-name="Preformatted_20_Text">Masked <text:s text:c="9"/>GGAATAGCACGCATTTCAGGAAGTCTGGCCCTGTCTTGCAGACACAAAGATAACAC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CTGACAAGAAATATAGAAATAAAAACAGAAGCTCCTGCCAGTGTTCATGAATATCA</text:p>
      <text:p text:style-name="Preformatted_20_Text">Masked <text:s text:c="9"/>TGCTCTGACAAGAAATATAGAAATAAAAACAGAAGCTCCTGCCAGTGTTCATGAAT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TCTACAGAAAATCAGGTACTTTCCAAAATGACTCTGTAACTGGATCATAGCCATGG</text:p>
      <text:p text:style-name="Preformatted_20_Text">Masked <text:s text:c="9"/>AATTTCTACAGAAAATCAGGTACTTTCCAAAATGACTCTGTAACTGGATCATAGCC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CCTGTCATGGGCAGCAGCTGTATGGCACACACTCTCAGCACTGCTCCCAGGATTGGC</text:p>
      <text:p text:style-name="Preformatted_20_Text">Masked <text:s text:c="9"/>ATACCTGTCATGGGCAGCAGCTGTATGGCACACACTCTCAGCACTGCTCCCAGGATTGG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AGCAATGCTAAGCAGGCATATTAACTCATTGCCTTGTCTTTTGACTATGTTAGAGTTA</text:p>
      <text:p text:style-name="Preformatted_20_Text">Masked <text:s text:c="9"/>ATAGCAATGCTAAGCAGGCATATTAACTCATTGCCTTGTCTTTTGACTATGTTAGAG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AATGTTATCTCCCAGGAGTGGCATGAAACTAGATAGACTAACCCTCTGAGAACAGG</text:p>
      <text:p text:style-name="Preformatted_20_Text">Masked <text:s text:c="9"/>TTGAAATGTTATCTCCCAGGAGTGGCATGAAACTAGATAGACTAACCCTCTGAGAAC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GCAACTGATTTTCAGTAGGAAAAATAAATAATCTCTTCTGCTGAGCCTGGTCTGC</text:p>
      <text:p text:style-name="Preformatted_20_Text">Masked <text:s text:c="9"/>AATGTGCAACTGATTTTCAGTAGGAAAAATAAATAATCTCTTCTGCTGAGCCTGGT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AGGTGGCAAAAGACCTATGGGAGTTACTAGGAGACTGGAAGACAGGCTTCTGCGAA</text:p>
      <text:p text:style-name="Preformatted_20_Text">Masked <text:s text:c="9"/>CACTAGGTGGCAAAAGACCTATGGGAGTTACTAGGAGACTGGAAGACAGGCTTCTGC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TGACTTGTTTTTCTTGAGCACTCCACATAACTGCGTGCATTTTACATTACAGGTGG</text:p>
      <text:p text:style-name="Preformatted_20_Text">Masked <text:s text:c="9"/>AAACTGACTTGTTTTTCTTGAGCACTCCACATAACTGCGTGCATTTTACATTACAG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ACTACTTCTGACCTAGGAAGAGGACTGCCAGGCTTGCTTTACTGATATTAGTGCAC</text:p>
      <text:p text:style-name="Preformatted_20_Text">Masked <text:s text:c="9"/>AACAACTACTTCTGACCTAGGAAGAGGACTGCCAGGCTTGCTTTACTGATATTAGT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CGGAAGGGTCTCTCCCATGAACATTTTGTAGATGTGGTTTAAGGATTACCTGGCCA</text:p>
      <text:p text:style-name="Preformatted_20_Text">Masked <text:s text:c="9"/>CTGTCGGAAGGGTCTCTCCCATGAACATTTTGTAGATGTGGTTTAAGGATTACCTG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ATAATTTCTGTGTTGTTCATCTCCCAGTCTCCCTCACAGTCAGTTCTGTTATTCT</text:p>
      <text:p text:style-name="Preformatted_20_Text">Masked <text:s text:c="9"/>AAAAAATAATTTCTGTGTTGTTCATCTCCCAGTCTCCCTCACAGTCAGTTCTGTTA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AGACCTGTTTTGGAATCACATTGATCACTAAGATCAATGAAATGAAGCATGTTAAAA</text:p>
      <text:p text:style-name="Preformatted_20_Text">Masked <text:s text:c="9"/>ATCAGACCTGTTTTGGAATCACATTGATCACTAAGATCAATGAAATGAAGCATGT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AAGGAAAGCAAAAAAGTTATGGGTTATTATTTTTTTTCTTAATATAATTTCACCTC</text:p>
      <text:p text:style-name="Preformatted_20_Text">Masked <text:s text:c="9"/>CAACAAGGAAAGCAAAAAAGTTATGGGTTATTATTTTTTTTCTTAATATAATTTCA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TTCACAGCATATCGAGTAAAGATACCAACACAGCTGTGGCTGTAACAAGATCATGA</text:p>
      <text:p text:style-name="Preformatted_20_Text">Masked <text:s text:c="9"/>TCCATTCACAGCATATCGAGTAAAGATACCAACACAGCTGTGGCTGTAACAAGATCA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TGACATTCTTTGTGAGCACTGACCTGGAAGCCCAAAGCTGTTTAGACAATTGTGACT</text:p>
      <text:p text:style-name="Preformatted_20_Text">Masked <text:s text:c="9"/>CTGTGACATTCTTTGTGAGCACTGACCTGGAAGCCCAAAGCTGTTTAGACAATTGT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GCCATTCTAGAATGAAGAACAACACCAATGTATGAAAGTTGCTTAAACTTAAAGCA</text:p>
      <text:p text:style-name="Preformatted_20_Text">Masked <text:s text:c="9"/>GACTGCCATTCTAGAATGAAGAACAACACCAATGTATGAAAGTTGCTTAAACTTA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AAGTCAGAGGCACTTTTTCTCCCTTTTATCTTTTGTCTATTTATGACAAAATAAAT</text:p>
      <text:p text:style-name="Preformatted_20_Text">Masked <text:s text:c="9"/>GAGCAAGTCAGAGGCACTTTTTCTCCCTTTTATCTTTTGTCTATTTATGACAAAA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AATCAGCCATTTTTCTGAAAGATATGTGGAAACCAAAATTTGAGTAAATGCTCTAT</text:p>
      <text:p text:style-name="Preformatted_20_Text">Masked <text:s text:c="9"/>TATTAATCAGCCATTTTTCTGAAAGATATGTGGAAACCAAAATTTGAGTAAATGCTCT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AACAAAAAGCACATAAGACTGCAGTGATAAATTTTGCACTCGAGGATTTTGGAAAGTCA</text:p>
      <text:p text:style-name="Preformatted_20_Text">Masked <text:s text:c="9"/>TAACAAAAAGCACATAAGACTGCAGTGATAAATTTTGCACTCGAGGATTTTGGAAAG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ATACCGGGCTTTAGATGCCAGTTCTGGTCTACACCAATTCTGGAATGGCATGCTT</text:p>
      <text:p text:style-name="Preformatted_20_Text">Masked <text:s text:c="9"/>TTGTTATACCGGGCTTTAGATGCCAGTTCTGGTCTACACCAATTCTGGAATGGCA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TACAAGAAGATACTATCTTTATTTGATATGTTTGTCACTCTTAAATCTGTGAAGTT</text:p>
      <text:p text:style-name="Preformatted_20_Text">Masked <text:s text:c="9"/>ACTATACAAGAAGATACTATCTTTATTTGATATGTTTGTCACTCTTAAATCTGTGA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ATTGCTGCTTCTGCTTCTGTTTTTGCGGAAAGTAGAAAAAAGAACGTACAAAACAGC</text:p>
      <text:p text:style-name="Preformatted_20_Text">Masked <text:s text:c="9"/>GTTATTGCTGCTTCTGCTTCTGTTTTTGCGGAAAGTAGAAAAAAGAACGTACAAA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GTGTGCTTTCAGGCTGGTAGGTTCATGTTCCTTAAAATATTAATTCTTTCAGATTC</text:p>
      <text:p text:style-name="Preformatted_20_Text">Masked <text:s text:c="9"/>TCCAGTGTGCTTTCAGGCTGGTAGGTTCATGTTCCTTAAAATATTAATTCTTTCAG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TCAGATAAAAATAACGAATTCCCCCAAAGTACTCAGAAACATACTCCACTCTACG</text:p>
      <text:p text:style-name="Preformatted_20_Text">Masked <text:s text:c="9"/>TTTCTTCAGATAAAAATAACGAATTCCCCCAAAGTACTCAGAAACATACTCCACTCTA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GAAATAGAGGGGATCCAGGAAGCTATTGCACCTGCAAGTATAAAATGAATCATAC</text:p>
      <text:p text:style-name="Preformatted_20_Text">Masked <text:s text:c="9"/>TGGAAGAAATAGAGGGGATCCAGGAAGCTATTGCACCTGCAAGTATAAAATGAATC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TGTAGATGAGCAACGTTCACAGCACTTTTGCAGCCTAAACTGTGATTTTCAGTGTT</text:p>
      <text:p text:style-name="Preformatted_20_Text">Masked <text:s text:c="9"/>ACATTGTAGATGAGCAACGTTCACAGCACTTTTGCAGCCTAAACTGTGATTTTCAG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TGCAATTCATTTTCTCAGCAGCATTCTATCAATTAGGAATGTCTTTACAACTGTG</text:p>
      <text:p text:style-name="Preformatted_20_Text">Masked <text:s text:c="9"/>TTTGTTGCAATTCATTTTCTCAGCAGCATTCTATCAATTAGGAATGTCTTTACAAC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GATGAAAAAGAAGACAGGAACTCTCTAGCACTCAGAGCTGCAAAGAGGAGTTCAT</text:p>
      <text:p text:style-name="Preformatted_20_Text">Masked <text:s text:c="9"/>CAGTGGATGAAAAAGAAGACAGGAACTCTCTAGCACTCAGAGCTGCAAAGAGGAG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GATCACTGTATGATTTGCCTGATAGTGTGAGCCATAACTTGCAGTAGTGTTTACC</text:p>
      <text:p text:style-name="Preformatted_20_Text">Masked <text:s text:c="9"/>TCTTTGATCACTGTATGATTTGCCTGATAGTGTGAGCCATAACTTGCAGTAGTGTTTA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CGAAATGACTATATTGTTACATATAGCACTGTAAAACAGTTGTGCAGTCTGCCAAA</text:p>
      <text:p text:style-name="Preformatted_20_Text">Masked <text:s text:c="9"/>AGTGCGAAATGACTATATTGTTACATATAGCACTGTAAAACAGTTGTGCAGTCTGC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AATAGCAAGTTACAAAGTCCAGTCTGCTTTAAGACTAATGATAAAAGCTTCATCACT</text:p>
      <text:p text:style-name="Preformatted_20_Text">Masked <text:s text:c="9"/>TAGAATAGCAAGTTACAAAGTCCAGTCTGCTTTAAGACTAATGATAAAAGCTTCAT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AATCAATGTGTATTTTCACAAATAAATATGAGTTTATAAATCAAATACAGGGCATAG</text:p>
      <text:p text:style-name="Preformatted_20_Text">Masked <text:s text:c="9"/>TTCAATCAATGTGTATTTTCACAAATAAATATGAGTTTATAAATCAAATACAGGGC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TAAATAGCATGAAGAATATTGCTCAGATCTGCATTTCTCCCACTAAGAAAAAAAC</text:p>
      <text:p text:style-name="Preformatted_20_Text">Masked <text:s text:c="9"/>CAGAATAAATAGCATGAAGAATATTGCTCAGATCTGCATTTCTCCCACTAAGAAAAAAAC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TTGATGTAATTTAAAAAAAAAATTCAGTGGCAAGTGACAAATACAGAGAAAGTAGCAGT</text:p>
      <text:p text:style-name="Preformatted_20_Text">Masked <text:s text:c="9"/>ATTGATGTAATTTAAAAAAAAAATTCAGTGGCAAGTGACAAATACAGAGAAAGTAG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ATCTCAAGTAAGCTTCCTCCAACAGTCTAATAGTCTTCTGAACTAGCTAAAATA</text:p>
      <text:p text:style-name="Preformatted_20_Text">Masked <text:s text:c="9"/>ATTTTTATCTCAAGTAAGCTTCCTCCAACAGTCTAATAGTCTTCTGAACTAGCTA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TGTTTGTAAAAGTAATCCAGAAATGTCAAGCAACTCCAATGCTTTAATTAGACATT</text:p>
      <text:p text:style-name="Preformatted_20_Text">Masked <text:s text:c="9"/>GAAATGTTTGTAAAAGTAATCCAGAAATGTCAAGCAACTCCAATGCTTTNNNNNNNNNNN</text:p>
      <text:p text:style-name="Preformatted_20_Text"><text:s text:c="16"/>************************************************* <text:s text:c="10"/></text:p>
      <text:p text:style-name="Preformatted_20_Text"/>
      <text:p text:style-name="Preformatted_20_Text">Unmasked <text:s text:c="7"/>CAAAAATTAAAAAAAAAAAAAAAAATGCACAGAAGAAGAAGTGATGAATAATGAGGAAGA</text:p>
      <text:p text:style-name="Preformatted_20_Text">Masked <text:s text:c="9"/>NNNNNNNNNNNNNNNNNNNNNNNNNTGCACAGAAGAAGAAGTGATGAATAATGAGGAAGA</text:p>
      <text:p text:style-name="Preformatted_20_Text"><text:s text:c="41"/>***********************************</text:p>
      <text:p text:style-name="Preformatted_20_Text"/>
      <text:p text:style-name="Preformatted_20_Text">Unmasked <text:s text:c="7"/>ACCAAACAACGTCTAGTGTAGCTCAAGACAAATTTTTTCATCTGCGATCTCATTACCATG</text:p>
      <text:p text:style-name="Preformatted_20_Text">Masked <text:s text:c="9"/>ACCAAACAACGTCTAGTGTAGCTCAAGACAAATTTTTTCATCTGCGATCTCATTACC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GCTCCAGAAACTTCACTGAGCTGTATTTAGCAGAGGGCTGTGCCTTATGTTTTGGA</text:p>
      <text:p text:style-name="Preformatted_20_Text">Masked <text:s text:c="9"/>CAGAGCTCCAGAAACTTCACTGAGCTGTATTTAGCAGAGGGCTGTGCCTTATGTTT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CTTCAGCACAAACACAGGTTTGGAGTTTCTCATAAAGCTCATTTTCTCAGTATCA</text:p>
      <text:p text:style-name="Preformatted_20_Text">Masked <text:s text:c="9"/>TTTATCTTCAGCACAAACACAGGTTTGGAGTTTCTCATAAAGCTCATTTTCTCAGT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CTTATCCCATATCATACTTCAAAGTCTTTGATTTGTGCCGTAAACTGAGAGGCAA</text:p>
      <text:p text:style-name="Preformatted_20_Text">Masked <text:s text:c="9"/>ATTTTCTTATCCCATATCATACTTCAAAGTCTTTGATTTGTGCCGTAAACTGAGAG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GTGAGGGGAAAAAAAAAAAAAAAAAAGAAGTATGATCATAATTTAAAAACAACAAC</text:p>
      <text:p text:style-name="Preformatted_20_Text">Masked <text:s text:c="9"/>AATGGTGAGGGGNNNNNNNNNNNNNNNNNNNNNGTATGATCATAATTTAAAAACAACAAC</text:p>
      <text:p text:style-name="Preformatted_20_Text"><text:s text:c="16"/>************ <text:s text:c="20"/>***************************</text:p>
      <text:p text:style-name="Preformatted_20_Text"/>
      <text:p text:style-name="Preformatted_20_Text">Unmasked <text:s text:c="7"/>AACAAAAACTCTGTTAAAGCAAAAGCTTTAGAAAAAAAAATGGCCAGCAGAATGTCTTGA</text:p>
      <text:p text:style-name="Preformatted_20_Text">Masked <text:s text:c="9"/>AACAAAAACTCTGTTAAAGCAAAAGCTTTAGAAAAAAAAATGGCCAGCAGAATGTC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CTACTGGCAAGAATGGGAGCAAAAAAAACATGTTAGCTGATGTCTTAGGTTGATGT</text:p>
      <text:p text:style-name="Preformatted_20_Text">Masked <text:s text:c="9"/>GAAACTACTGGCAAGAATGGGAGCAAAAAAAACATGTTAGCTGATGTCTTAGGTTG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GAATGGATGCAGTGATTCTTGTTGGCAGCAGGTGGTTAGACTTCATGACCCAAGAG</text:p>
      <text:p text:style-name="Preformatted_20_Text">Masked <text:s text:c="9"/>GTAGGAATGGATGCAGTGATTCTTGTTGGCAGCAGGTGGTTAGACTTCATGACCCA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GATATGCTTTCTTTAAGTTTTTAATTCCCACAAATATTTCCTTAAATACTGTTCTG</text:p>
      <text:p text:style-name="Preformatted_20_Text">Masked <text:s text:c="9"/>GCTCGATATGCTTTCTTTAAGTTTTTAATTCCCACAAATATTTCCTTAAATACTGT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TTAAAACTTGTACGTACCAATATAGCTTTATGGGACTGCAATATGGTAAATGCAA</text:p>
      <text:p text:style-name="Preformatted_20_Text">Masked <text:s text:c="9"/>TAAAATTAAAACTTGTACGTACCAATATAGCTTTATGGGACTGCAATATGGTAAA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GGAGCTTACACTGCTCATGAACATAGCTAGTGGCAACAGCCAGTCTGAACATATTT</text:p>
      <text:p text:style-name="Preformatted_20_Text"><text:soft-page-break/>Masked <text:s text:c="9"/>TGCTGGAGCTTACACTGCTCATGAACATAGCTAGTGGCAACAGCCAGTCTGAACA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TCCCTTTTCCTCTGCCA</text:p>
      <text:p text:style-name="Preformatted_20_Text">Masked <text:s text:c="9"/>TAGTTCCCTTTTCCTCTGCCA</text:p>
      <text:p text:style-name="P2"><text:s text:c="16"/>*********************</text:p>
      <text:p text:style-name="Horizontal_20_Line"><text:bookmark text:name="clustalw.dnd"/></text:p>
      <text:p text:style-name="Preformatted_20_Text"><text:a xlink:type="simple" xlink:href="https://www.genome.jp/tools-bin/pushfile?220404215422XtgG8+clustalw.dnd" text:style-name="Internet_20_link" text:visited-style-name="Visited_20_Internet_20_Link">clustalw.dnd</text:a></text:p>
      <text:p text:style-name="Preformatted_20_Text"/>
      <text:p text:style-name="P2">(Unmasked:0.089115,Masked:0.089115)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18:25:14.665641716</meta:creation-date>
    <dc:date>2022-04-04T18:37:47.107566023</dc:date>
    <meta:editing-duration>PT12M3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3" meta:paragraph-count="1413" meta:word-count="2338" meta:character-count="106269" meta:non-whitespace-character-count="85469"/>
  </office:meta>
</office:document-meta>
</file>